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16.51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3.09mm"/>
    </style:style>
    <style:style style:name="co7" style:family="table-column">
      <style:table-column-properties fo:break-before="auto" style:column-width="23.6mm"/>
    </style:style>
    <style:style style:name="co8" style:family="table-column">
      <style:table-column-properties fo:break-before="auto" style:column-width="19.51mm"/>
    </style:style>
    <style:style style:name="co9" style:family="table-column">
      <style:table-column-properties fo:break-before="auto" style:column-width="30.6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0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rkers_detected" table:style-name="ta1">
        <office:forms form:automatic-focus="false" form:apply-design-mode="false"/>
        <table:shapes>
          <draw:frame draw:z-index="0" draw:style-name="gr1" draw:text-style-name="P1" svg:width="75.32mm" svg:height="47.86mm" svg:x="224.82mm" svg:y="9.25mm">
            <draw:object draw:notify-on-update-of-ranges="markers_detected.S4:markers_detected.S4 markers_detected.B3:markers_detected.B17 markers_detected.D2:markers_detected.D2 markers_detected.H3:markers_detected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5.32mm" svg:height="47.86mm" svg:x="224.78mm" svg:y="58.7mm">
            <draw:object draw:notify-on-update-of-ranges="markers_detected.B3:markers_detected.B17 markers_detected.D2:markers_detected.D2 markers_detected.H18:markers_detected.H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5.32mm" svg:height="47.86mm" svg:x="224.55mm" svg:y="108.6mm">
            <draw:object draw:notify-on-update-of-ranges="markers_detected.B3:markers_detected.B17 markers_detected.D2:markers_detected.D2 markers_detected.H33:markers_detected.H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5.32mm" svg:height="47.86mm" svg:x="224.78mm" svg:y="158.05mm">
            <draw:object draw:notify-on-update-of-ranges="markers_detected.B3:markers_detected.B17 markers_detected.D2:markers_detected.D2 markers_detected.H48:markers_detected.H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5.32mm" svg:height="47.86mm" svg:x="224.77mm" svg:y="207.95mm">
            <draw:object draw:notify-on-update-of-ranges="markers_detected.B3:markers_detected.B17 markers_detected.D2:markers_detected.D2 markers_detected.H63:markers_detected.H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75.32mm" svg:height="47.86mm" svg:x="224.78mm" svg:y="257.39mm">
            <draw:object draw:notify-on-update-of-ranges="markers_detected.B3:markers_detected.B17 markers_detected.D2:markers_detected.D2 markers_detected.H78:markers_detected.H9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5.32mm" svg:height="47.86mm" svg:x="224.78mm" svg:y="307.28mm">
            <draw:object draw:notify-on-update-of-ranges="markers_detected.B3:markers_detected.B17 markers_detected.D2:markers_detected.D2 markers_detected.H92:markers_detected.H10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90.96mm" svg:height="47.87mm" svg:x="315.51mm" svg:y="9.03mm">
            <draw:object draw:notify-on-update-of-ranges="markers_detected.B3:markers_detected.B17 markers_detected.N1:markers_detected.N1 markers_detected.N3:markers_detected.N17 markers_detected.P1:markers_detected.P1 markers_detected.P3:markers_detected.P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90.96mm" svg:height="47.87mm" svg:x="315.51mm" svg:y="58.71mm">
            <draw:object draw:notify-on-update-of-ranges="markers_detected.B3:markers_detected.B17 markers_detected.N1:markers_detected.N1 markers_detected.N18:markers_detected.N32 markers_detected.P1:markers_detected.P1 markers_detected.P18:markers_detected.P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90.96mm" svg:height="47.87mm" svg:x="315.51mm" svg:y="108.38mm">
            <draw:object draw:notify-on-update-of-ranges="markers_detected.B3:markers_detected.B17 markers_detected.N1:markers_detected.N1 markers_detected.N33:markers_detected.N47 markers_detected.P1:markers_detected.P1 markers_detected.P33:markers_detected.P4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90.96mm" svg:height="47.87mm" svg:x="315.51mm" svg:y="158.05mm">
            <draw:object draw:notify-on-update-of-ranges="markers_detected.B3:markers_detected.B17 markers_detected.N1:markers_detected.N1 markers_detected.N48:markers_detected.N62 markers_detected.P1:markers_detected.P1 markers_detected.P48:markers_detected.P6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90.96mm" svg:height="47.87mm" svg:x="315.51mm" svg:y="207.73mm">
            <draw:object draw:notify-on-update-of-ranges="markers_detected.B3:markers_detected.B17 markers_detected.N1:markers_detected.N1 markers_detected.N63:markers_detected.N74 markers_detected.P1:markers_detected.P1 markers_detected.P63:markers_detected.P7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90.96mm" svg:height="47.87mm" svg:x="315.51mm" svg:y="257.4mm">
            <draw:object draw:notify-on-update-of-ranges="markers_detected.B3:markers_detected.B17 markers_detected.N1:markers_detected.N1 markers_detected.N78:markers_detected.N92 markers_detected.P1:markers_detected.P1 markers_detected.P78:markers_detected.P9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90.96mm" svg:height="47.87mm" svg:x="315.51mm" svg:y="307.07mm">
            <draw:object draw:notify-on-update-of-ranges="markers_detected.B3:markers_detected.B17 markers_detected.N1:markers_detected.N1 markers_detected.N92:markers_detected.N106 markers_detected.P1:markers_detected.P1 markers_detected.P92:markers_detected.P10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3" table:default-cell-style-name="ce6"/>
        <table:table-column table:style-name="co5" table:default-cell-style-name="ce3"/>
        <table:table-column table:style-name="co3" table:default-cell-style-name="ce6"/>
        <table:table-column table:style-name="co6" table:default-cell-style-name="ce3"/>
        <table:table-column table:style-name="co3" table:default-cell-style-name="ce6"/>
        <table:table-column table:style-name="co7" table:default-cell-style-name="ce3"/>
        <table:table-column table:style-name="co3" table:default-cell-style-name="ce6"/>
        <table:table-column table:style-name="co8" table:default-cell-style-name="ce3"/>
        <table:table-column table:style-name="co3" table:default-cell-style-name="ce6"/>
        <table:table-column table:style-name="co9" table:default-cell-style-name="ce3"/>
        <table:table-column table:style-name="co3" table:default-cell-style-name="ce6"/>
        <table:table-column table:style-name="co10" table:default-cell-style-name="ce3"/>
        <table:table-column table:style-name="co3" table:default-cell-style-name="ce6"/>
        <table:table-column table:style-name="co11" table:default-cell-style-name="Default"/>
        <table:table-column table:style-name="co10" table:number-columns-repeated="1006" table:default-cell-style-name="Default"/>
        <table:table-row table:style-name="ro1">
          <table:table-cell table:style-name="ce1" table:number-columns-repeated="2"/>
          <table:table-cell table:style-name="ce4"/>
          <table:table-cell table:style-name="ce7" office:value-type="string" calcext:value-type="string">
            <text:p>id</text:p>
          </table:table-cell>
          <table:table-cell table:style-name="ce4"/>
          <table:table-cell table:style-name="ce9" office:value-type="string" calcext:value-type="string">
            <text:p>detection</text:p>
          </table:table-cell>
          <table:table-cell table:style-name="ce4"/>
          <table:table-cell table:style-name="ce9" office:value-type="string" calcext:value-type="string">
            <text:p>% detection</text:p>
          </table:table-cell>
          <table:table-cell table:style-name="ce4"/>
          <table:table-cell table:style-name="ce1" office:value-type="string" calcext:value-type="string">
            <text:p>error average</text:p>
          </table:table-cell>
          <table:table-cell table:style-name="ce4"/>
          <table:table-cell table:style-name="ce1" office:value-type="string" calcext:value-type="string">
            <text:p>error max</text:p>
          </table:table-cell>
          <table:table-cell table:style-name="ce4"/>
          <table:table-cell table:style-name="ce1" office:value-type="string" calcext:value-type="string">
            <text:p>error average (%)</text:p>
          </table:table-cell>
          <table:table-cell table:style-name="ce4"/>
          <table:table-cell table:style-name="ce1" office:value-type="string" calcext:value-type="string">
            <text:p>error max (%)</text:p>
          </table:table-cell>
          <table:table-cell table:style-name="ce4"/>
          <table:table-cell table:style-name="ce10" table:number-columns-repeated="1007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Rotation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11" table:number-columns-repeated="100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3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3]*100/[.A3]" office:value-type="float" office:value="0" calcext:value-type="float">
            <text:p>0,0</text:p>
          </table:table-cell>
          <table:table-cell/>
          <table:table-cell table:style-name="ce8" table:formula="of:=[.L3]*100/[.A3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4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4]*100/[.A4]" office:value-type="float" office:value="0" calcext:value-type="float">
            <text:p>0,0</text:p>
          </table:table-cell>
          <table:table-cell/>
          <table:table-cell table:style-name="ce8" table:formula="of:=[.L4]*100/[.A4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5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5]*100/[.A5]" office:value-type="float" office:value="0" calcext:value-type="float">
            <text:p>0,0</text:p>
          </table:table-cell>
          <table:table-cell/>
          <table:table-cell table:style-name="ce8" table:formula="of:=[.L5]*100/[.A5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6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6]*100/[.A6]" office:value-type="float" office:value="0" calcext:value-type="float">
            <text:p>0,0</text:p>
          </table:table-cell>
          <table:table-cell/>
          <table:table-cell table:style-name="ce8" table:formula="of:=[.L6]*100/[.A6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7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7]*100/[.A7]" office:value-type="float" office:value="0" calcext:value-type="float">
            <text:p>0,0</text:p>
          </table:table-cell>
          <table:table-cell/>
          <table:table-cell table:style-name="ce8" table:formula="of:=[.L7]*100/[.A7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81.65" calcext:value-type="float">
            <text:p>1181,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[.F8]*2" office:value-type="float" office:value="50" calcext:value-type="float">
            <text:p>50</text:p>
          </table:table-cell>
          <table:table-cell/>
          <table:table-cell office:value-type="float" office:value="181.65" calcext:value-type="float">
            <text:p>181,65</text:p>
          </table:table-cell>
          <table:table-cell/>
          <table:table-cell office:value-type="float" office:value="182.646" calcext:value-type="float">
            <text:p>182,646</text:p>
          </table:table-cell>
          <table:table-cell/>
          <table:table-cell table:style-name="ce8" table:formula="of:=[.J8]*100/[.A8]" office:value-type="float" office:value="18.165" calcext:value-type="float">
            <text:p>18,2</text:p>
          </table:table-cell>
          <table:table-cell/>
          <table:table-cell table:style-name="ce8" table:formula="of:=[.L8]*100/[.A8]" office:value-type="float" office:value="18.2646" calcext:value-type="float">
            <text:p>18,3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144.87" calcext:value-type="float">
            <text:p>1144,9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9]*2" office:value-type="float" office:value="100" calcext:value-type="float">
            <text:p>100</text:p>
          </table:table-cell>
          <table:table-cell/>
          <table:table-cell office:value-type="float" office:value="144.869" calcext:value-type="float">
            <text:p>144,869</text:p>
          </table:table-cell>
          <table:table-cell/>
          <table:table-cell office:value-type="float" office:value="145.229" calcext:value-type="float">
            <text:p>145,229</text:p>
          </table:table-cell>
          <table:table-cell/>
          <table:table-cell table:style-name="ce8" table:formula="of:=[.J9]*100/[.A9]" office:value-type="float" office:value="14.4869" calcext:value-type="float">
            <text:p>14,5</text:p>
          </table:table-cell>
          <table:table-cell/>
          <table:table-cell table:style-name="ce8" table:formula="of:=[.L9]*100/[.A9]" office:value-type="float" office:value="14.5229" calcext:value-type="float">
            <text:p>14,5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30.75" calcext:value-type="float">
            <text:p>1130,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10]*2" office:value-type="float" office:value="100" calcext:value-type="float">
            <text:p>100</text:p>
          </table:table-cell>
          <table:table-cell/>
          <table:table-cell office:value-type="float" office:value="130.754" calcext:value-type="float">
            <text:p>130,754</text:p>
          </table:table-cell>
          <table:table-cell/>
          <table:table-cell office:value-type="float" office:value="132.267" calcext:value-type="float">
            <text:p>132,267</text:p>
          </table:table-cell>
          <table:table-cell/>
          <table:table-cell table:style-name="ce8" table:formula="of:=[.J10]*100/[.A10]" office:value-type="float" office:value="13.0754" calcext:value-type="float">
            <text:p>13,1</text:p>
          </table:table-cell>
          <table:table-cell/>
          <table:table-cell table:style-name="ce8" table:formula="of:=[.L10]*100/[.A10]" office:value-type="float" office:value="13.2267" calcext:value-type="float">
            <text:p>13,2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19.56" calcext:value-type="float">
            <text:p>1119,6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11]*2" office:value-type="float" office:value="100" calcext:value-type="float">
            <text:p>100</text:p>
          </table:table-cell>
          <table:table-cell/>
          <table:table-cell office:value-type="float" office:value="119.56" calcext:value-type="float">
            <text:p>119,56</text:p>
          </table:table-cell>
          <table:table-cell/>
          <table:table-cell office:value-type="float" office:value="132.251" calcext:value-type="float">
            <text:p>132,251</text:p>
          </table:table-cell>
          <table:table-cell/>
          <table:table-cell table:style-name="ce8" table:formula="of:=[.J11]*100/[.A11]" office:value-type="float" office:value="11.956" calcext:value-type="float">
            <text:p>12,0</text:p>
          </table:table-cell>
          <table:table-cell/>
          <table:table-cell table:style-name="ce8" table:formula="of:=[.L11]*100/[.A11]" office:value-type="float" office:value="13.2251" calcext:value-type="float">
            <text:p>13,2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29.72" calcext:value-type="float">
            <text:p>1129,7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12]*2" office:value-type="float" office:value="100" calcext:value-type="float">
            <text:p>100</text:p>
          </table:table-cell>
          <table:table-cell/>
          <table:table-cell office:value-type="float" office:value="129.716" calcext:value-type="float">
            <text:p>129,716</text:p>
          </table:table-cell>
          <table:table-cell/>
          <table:table-cell office:value-type="float" office:value="130.715" calcext:value-type="float">
            <text:p>130,715</text:p>
          </table:table-cell>
          <table:table-cell/>
          <table:table-cell table:style-name="ce8" table:formula="of:=[.J12]*100/[.A12]" office:value-type="float" office:value="12.9716" calcext:value-type="float">
            <text:p>13,0</text:p>
          </table:table-cell>
          <table:table-cell/>
          <table:table-cell table:style-name="ce8" table:formula="of:=[.L12]*100/[.A12]" office:value-type="float" office:value="13.0715" calcext:value-type="float">
            <text:p>13,1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39.65" calcext:value-type="float">
            <text:p>1139,7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13]*2" office:value-type="float" office:value="100" calcext:value-type="float">
            <text:p>100</text:p>
          </table:table-cell>
          <table:table-cell/>
          <table:table-cell office:value-type="float" office:value="139.649" calcext:value-type="float">
            <text:p>139,649</text:p>
          </table:table-cell>
          <table:table-cell/>
          <table:table-cell office:value-type="float" office:value="141.309" calcext:value-type="float">
            <text:p>141,309</text:p>
          </table:table-cell>
          <table:table-cell/>
          <table:table-cell table:style-name="ce8" table:formula="of:=[.J13]*100/[.A13]" office:value-type="float" office:value="13.9649" calcext:value-type="float">
            <text:p>14,0</text:p>
          </table:table-cell>
          <table:table-cell/>
          <table:table-cell table:style-name="ce8" table:formula="of:=[.L13]*100/[.A13]" office:value-type="float" office:value="14.1309" calcext:value-type="float">
            <text:p>14,1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73.3" calcext:value-type="float">
            <text:p>1173,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14]*2" office:value-type="float" office:value="100" calcext:value-type="float">
            <text:p>100</text:p>
          </table:table-cell>
          <table:table-cell/>
          <table:table-cell office:value-type="float" office:value="173.299" calcext:value-type="float">
            <text:p>173,299</text:p>
          </table:table-cell>
          <table:table-cell/>
          <table:table-cell office:value-type="float" office:value="174.14" calcext:value-type="float">
            <text:p>174,14</text:p>
          </table:table-cell>
          <table:table-cell/>
          <table:table-cell table:style-name="ce8" table:formula="of:=[.J14]*100/[.A14]" office:value-type="float" office:value="17.3299" calcext:value-type="float">
            <text:p>17,3</text:p>
          </table:table-cell>
          <table:table-cell/>
          <table:table-cell table:style-name="ce8" table:formula="of:=[.L14]*100/[.A14]" office:value-type="float" office:value="17.414" calcext:value-type="float">
            <text:p>17,4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90.67" calcext:value-type="float">
            <text:p>1190,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F15]*2" office:value-type="float" office:value="10" calcext:value-type="float">
            <text:p>10</text:p>
          </table:table-cell>
          <table:table-cell/>
          <table:table-cell office:value-type="float" office:value="190.67" calcext:value-type="float">
            <text:p>190,67</text:p>
          </table:table-cell>
          <table:table-cell/>
          <table:table-cell office:value-type="float" office:value="192.847" calcext:value-type="float">
            <text:p>192,847</text:p>
          </table:table-cell>
          <table:table-cell/>
          <table:table-cell table:style-name="ce8" table:formula="of:=[.J15]*100/[.A15]" office:value-type="float" office:value="19.067" calcext:value-type="float">
            <text:p>19,1</text:p>
          </table:table-cell>
          <table:table-cell/>
          <table:table-cell table:style-name="ce8" table:formula="of:=[.L15]*100/[.A15]" office:value-type="float" office:value="19.2847" calcext:value-type="float">
            <text:p>19,3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16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16]*100/[.A16]" office:value-type="float" office:value="0" calcext:value-type="float">
            <text:p>0,0</text:p>
          </table:table-cell>
          <table:table-cell/>
          <table:table-cell table:style-name="ce8" table:formula="of:=[.L16]*100/[.A16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17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17]*100/[.A17]" office:value-type="float" office:value="0" calcext:value-type="float">
            <text:p>0,0</text:p>
          </table:table-cell>
          <table:table-cell/>
          <table:table-cell table:style-name="ce8" table:formula="of:=[.L17]*100/[.A17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18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18]*100/[.A18]" office:value-type="float" office:value="0" calcext:value-type="float">
            <text:p>0,0</text:p>
          </table:table-cell>
          <table:table-cell/>
          <table:table-cell table:style-name="ce8" table:formula="of:=[.L18]*100/[.A18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19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19]*100/[.A19]" office:value-type="float" office:value="0" calcext:value-type="float">
            <text:p>0,0</text:p>
          </table:table-cell>
          <table:table-cell/>
          <table:table-cell table:style-name="ce8" table:formula="of:=[.L19]*100/[.A19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20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20]*100/[.A20]" office:value-type="float" office:value="0" calcext:value-type="float">
            <text:p>0,0</text:p>
          </table:table-cell>
          <table:table-cell/>
          <table:table-cell table:style-name="ce8" table:formula="of:=[.L20]*100/[.A20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21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21]*100/[.A21]" office:value-type="float" office:value="0" calcext:value-type="float">
            <text:p>0,0</text:p>
          </table:table-cell>
          <table:table-cell/>
          <table:table-cell table:style-name="ce8" table:formula="of:=[.L21]*100/[.A21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573.23" calcext:value-type="float">
            <text:p>1573,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22]*2" office:value-type="float" office:value="2" calcext:value-type="float">
            <text:p>2</text:p>
          </table:table-cell>
          <table:table-cell/>
          <table:table-cell office:value-type="float" office:value="323.228" calcext:value-type="float">
            <text:p>323,228</text:p>
          </table:table-cell>
          <table:table-cell/>
          <table:table-cell office:value-type="float" office:value="323.228" calcext:value-type="float">
            <text:p>323,228</text:p>
          </table:table-cell>
          <table:table-cell/>
          <table:table-cell table:style-name="ce8" table:formula="of:=[.J22]*100/[.A22]" office:value-type="float" office:value="25.85824" calcext:value-type="float">
            <text:p>25,9</text:p>
          </table:table-cell>
          <table:table-cell/>
          <table:table-cell table:style-name="ce8" table:formula="of:=[.L22]*100/[.A22]" office:value-type="float" office:value="25.85824" calcext:value-type="float">
            <text:p>25,9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524.02" calcext:value-type="float">
            <text:p>1524,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[.F23]*2" office:value-type="float" office:value="48" calcext:value-type="float">
            <text:p>48</text:p>
          </table:table-cell>
          <table:table-cell/>
          <table:table-cell office:value-type="float" office:value="274.02" calcext:value-type="float">
            <text:p>274,02</text:p>
          </table:table-cell>
          <table:table-cell/>
          <table:table-cell office:value-type="float" office:value="292.183" calcext:value-type="float">
            <text:p>292,183</text:p>
          </table:table-cell>
          <table:table-cell/>
          <table:table-cell table:style-name="ce8" table:formula="of:=[.J23]*100/[.A23]" office:value-type="float" office:value="21.9216" calcext:value-type="float">
            <text:p>21,9</text:p>
          </table:table-cell>
          <table:table-cell/>
          <table:table-cell table:style-name="ce8" table:formula="of:=[.L23]*100/[.A23]" office:value-type="float" office:value="23.37464" calcext:value-type="float">
            <text:p>23,4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479.4" calcext:value-type="float">
            <text:p>1479,4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24]*2" office:value-type="float" office:value="100" calcext:value-type="float">
            <text:p>100</text:p>
          </table:table-cell>
          <table:table-cell/>
          <table:table-cell office:value-type="float" office:value="229.395" calcext:value-type="float">
            <text:p>229,395</text:p>
          </table:table-cell>
          <table:table-cell/>
          <table:table-cell office:value-type="float" office:value="230.796" calcext:value-type="float">
            <text:p>230,796</text:p>
          </table:table-cell>
          <table:table-cell/>
          <table:table-cell table:style-name="ce8" table:formula="of:=[.J24]*100/[.A24]" office:value-type="float" office:value="18.3516" calcext:value-type="float">
            <text:p>18,4</text:p>
          </table:table-cell>
          <table:table-cell/>
          <table:table-cell table:style-name="ce8" table:formula="of:=[.L24]*100/[.A24]" office:value-type="float" office:value="18.46368" calcext:value-type="float">
            <text:p>18,5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51.47" calcext:value-type="float">
            <text:p>1451,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25]*2" office:value-type="float" office:value="100" calcext:value-type="float">
            <text:p>100</text:p>
          </table:table-cell>
          <table:table-cell/>
          <table:table-cell office:value-type="float" office:value="201.473" calcext:value-type="float">
            <text:p>201,473</text:p>
          </table:table-cell>
          <table:table-cell/>
          <table:table-cell office:value-type="float" office:value="228.92" calcext:value-type="float">
            <text:p>228,92</text:p>
          </table:table-cell>
          <table:table-cell/>
          <table:table-cell table:style-name="ce8" table:formula="of:=[.J25]*100/[.A25]" office:value-type="float" office:value="16.11784" calcext:value-type="float">
            <text:p>16,1</text:p>
          </table:table-cell>
          <table:table-cell/>
          <table:table-cell table:style-name="ce8" table:formula="of:=[.L25]*100/[.A25]" office:value-type="float" office:value="18.3136" calcext:value-type="float">
            <text:p>18,3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57.56" calcext:value-type="float">
            <text:p>1457,6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26]*2" office:value-type="float" office:value="100" calcext:value-type="float">
            <text:p>100</text:p>
          </table:table-cell>
          <table:table-cell/>
          <table:table-cell office:value-type="float" office:value="207.557" calcext:value-type="float">
            <text:p>207,557</text:p>
          </table:table-cell>
          <table:table-cell/>
          <table:table-cell office:value-type="float" office:value="210.23" calcext:value-type="float">
            <text:p>210,23</text:p>
          </table:table-cell>
          <table:table-cell/>
          <table:table-cell table:style-name="ce8" table:formula="of:=[.J26]*100/[.A26]" office:value-type="float" office:value="16.60456" calcext:value-type="float">
            <text:p>16,6</text:p>
          </table:table-cell>
          <table:table-cell/>
          <table:table-cell table:style-name="ce8" table:formula="of:=[.L26]*100/[.A26]" office:value-type="float" office:value="16.8184" calcext:value-type="float">
            <text:p>16,8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56.87" calcext:value-type="float">
            <text:p>1456,9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27]*2" office:value-type="float" office:value="100" calcext:value-type="float">
            <text:p>100</text:p>
          </table:table-cell>
          <table:table-cell/>
          <table:table-cell office:value-type="float" office:value="206.869" calcext:value-type="float">
            <text:p>206,869</text:p>
          </table:table-cell>
          <table:table-cell/>
          <table:table-cell office:value-type="float" office:value="208.549" calcext:value-type="float">
            <text:p>208,549</text:p>
          </table:table-cell>
          <table:table-cell/>
          <table:table-cell table:style-name="ce8" table:formula="of:=[.J27]*100/[.A27]" office:value-type="float" office:value="16.54952" calcext:value-type="float">
            <text:p>16,5</text:p>
          </table:table-cell>
          <table:table-cell/>
          <table:table-cell table:style-name="ce8" table:formula="of:=[.L27]*100/[.A27]" office:value-type="float" office:value="16.68392" calcext:value-type="float">
            <text:p>16,7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72.55" calcext:value-type="float">
            <text:p>1472,6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28]*2" office:value-type="float" office:value="100" calcext:value-type="float">
            <text:p>100</text:p>
          </table:table-cell>
          <table:table-cell/>
          <table:table-cell office:value-type="float" office:value="222.548" calcext:value-type="float">
            <text:p>222,548</text:p>
          </table:table-cell>
          <table:table-cell/>
          <table:table-cell office:value-type="float" office:value="245.899" calcext:value-type="float">
            <text:p>245,899</text:p>
          </table:table-cell>
          <table:table-cell/>
          <table:table-cell table:style-name="ce8" table:formula="of:=[.J28]*100/[.A28]" office:value-type="float" office:value="17.80384" calcext:value-type="float">
            <text:p>17,8</text:p>
          </table:table-cell>
          <table:table-cell/>
          <table:table-cell table:style-name="ce8" table:formula="of:=[.L28]*100/[.A28]" office:value-type="float" office:value="19.67192" calcext:value-type="float">
            <text:p>19,7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86.88" calcext:value-type="float">
            <text:p>1486,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formula="of:=[.F29]*2" office:value-type="float" office:value="94" calcext:value-type="float">
            <text:p>94</text:p>
          </table:table-cell>
          <table:table-cell/>
          <table:table-cell office:value-type="float" office:value="236.88" calcext:value-type="float">
            <text:p>236,88</text:p>
          </table:table-cell>
          <table:table-cell/>
          <table:table-cell office:value-type="float" office:value="282.679" calcext:value-type="float">
            <text:p>282,679</text:p>
          </table:table-cell>
          <table:table-cell/>
          <table:table-cell table:style-name="ce8" table:formula="of:=[.J29]*100/[.A29]" office:value-type="float" office:value="18.9504" calcext:value-type="float">
            <text:p>19,0</text:p>
          </table:table-cell>
          <table:table-cell/>
          <table:table-cell table:style-name="ce8" table:formula="of:=[.L29]*100/[.A29]" office:value-type="float" office:value="22.61432" calcext:value-type="float">
            <text:p>22,6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542.71" calcext:value-type="float">
            <text:p>1542,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30]*2" office:value-type="float" office:value="2" calcext:value-type="float">
            <text:p>2</text:p>
          </table:table-cell>
          <table:table-cell/>
          <table:table-cell office:value-type="float" office:value="292.71" calcext:value-type="float">
            <text:p>292,71</text:p>
          </table:table-cell>
          <table:table-cell/>
          <table:table-cell office:value-type="float" office:value="292.71" calcext:value-type="float">
            <text:p>292,71</text:p>
          </table:table-cell>
          <table:table-cell/>
          <table:table-cell table:style-name="ce8" table:formula="of:=[.J30]*100/[.A30]" office:value-type="float" office:value="23.4168" calcext:value-type="float">
            <text:p>23,4</text:p>
          </table:table-cell>
          <table:table-cell/>
          <table:table-cell table:style-name="ce8" table:formula="of:=[.L30]*100/[.A30]" office:value-type="float" office:value="23.4168" calcext:value-type="float">
            <text:p>23,4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31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31]*100/[.A31]" office:value-type="float" office:value="0" calcext:value-type="float">
            <text:p>0,0</text:p>
          </table:table-cell>
          <table:table-cell/>
          <table:table-cell table:style-name="ce8" table:formula="of:=[.L31]*100/[.A31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32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32]*100/[.A32]" office:value-type="float" office:value="0" calcext:value-type="float">
            <text:p>0,0</text:p>
          </table:table-cell>
          <table:table-cell/>
          <table:table-cell table:style-name="ce8" table:formula="of:=[.L32]*100/[.A32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33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33]*100/[.A33]" office:value-type="float" office:value="0" calcext:value-type="float">
            <text:p>0,0</text:p>
          </table:table-cell>
          <table:table-cell/>
          <table:table-cell table:style-name="ce8" table:formula="of:=[.L33]*100/[.A33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34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34]*100/[.A34]" office:value-type="float" office:value="0" calcext:value-type="float">
            <text:p>0,0</text:p>
          </table:table-cell>
          <table:table-cell/>
          <table:table-cell table:style-name="ce8" table:formula="of:=[.L34]*100/[.A34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35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35]*100/[.A35]" office:value-type="float" office:value="0" calcext:value-type="float">
            <text:p>0,0</text:p>
          </table:table-cell>
          <table:table-cell/>
          <table:table-cell table:style-name="ce8" table:formula="of:=[.L35]*100/[.A35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36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36]*100/[.A36]" office:value-type="float" office:value="0" calcext:value-type="float">
            <text:p>0,0</text:p>
          </table:table-cell>
          <table:table-cell/>
          <table:table-cell table:style-name="ce8" table:formula="of:=[.L36]*100/[.A36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886.22" calcext:value-type="float">
            <text:p>1886,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F37]*2" office:value-type="float" office:value="8" calcext:value-type="float">
            <text:p>8</text:p>
          </table:table-cell>
          <table:table-cell/>
          <table:table-cell office:value-type="float" office:value="386.219" calcext:value-type="float">
            <text:p>386,219</text:p>
          </table:table-cell>
          <table:table-cell/>
          <table:table-cell office:value-type="float" office:value="408.647" calcext:value-type="float">
            <text:p>408,647</text:p>
          </table:table-cell>
          <table:table-cell/>
          <table:table-cell table:style-name="ce8" table:formula="of:=[.J37]*100/[.A37]" office:value-type="float" office:value="25.7479333333333" calcext:value-type="float">
            <text:p>25,7</text:p>
          </table:table-cell>
          <table:table-cell/>
          <table:table-cell table:style-name="ce8" table:formula="of:=[.L37]*100/[.A37]" office:value-type="float" office:value="27.2431333333333" calcext:value-type="float">
            <text:p>27,2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831.9" calcext:value-type="float">
            <text:p>1831,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table:formula="of:=[.F38]*2" office:value-type="float" office:value="98" calcext:value-type="float">
            <text:p>98</text:p>
          </table:table-cell>
          <table:table-cell/>
          <table:table-cell office:value-type="float" office:value="331.902" calcext:value-type="float">
            <text:p>331,902</text:p>
          </table:table-cell>
          <table:table-cell/>
          <table:table-cell office:value-type="float" office:value="351.921" calcext:value-type="float">
            <text:p>351,921</text:p>
          </table:table-cell>
          <table:table-cell/>
          <table:table-cell table:style-name="ce8" table:formula="of:=[.J38]*100/[.A38]" office:value-type="float" office:value="22.1268" calcext:value-type="float">
            <text:p>22,1</text:p>
          </table:table-cell>
          <table:table-cell/>
          <table:table-cell table:style-name="ce8" table:formula="of:=[.L38]*100/[.A38]" office:value-type="float" office:value="23.4614" calcext:value-type="float">
            <text:p>23,5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793.4" calcext:value-type="float">
            <text:p>1793,4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39]*2" office:value-type="float" office:value="100" calcext:value-type="float">
            <text:p>100</text:p>
          </table:table-cell>
          <table:table-cell/>
          <table:table-cell office:value-type="float" office:value="293.396" calcext:value-type="float">
            <text:p>293,396</text:p>
          </table:table-cell>
          <table:table-cell/>
          <table:table-cell office:value-type="float" office:value="320.792" calcext:value-type="float">
            <text:p>320,792</text:p>
          </table:table-cell>
          <table:table-cell/>
          <table:table-cell table:style-name="ce8" table:formula="of:=[.J39]*100/[.A39]" office:value-type="float" office:value="19.5597333333333" calcext:value-type="float">
            <text:p>19,6</text:p>
          </table:table-cell>
          <table:table-cell/>
          <table:table-cell table:style-name="ce8" table:formula="of:=[.L39]*100/[.A39]" office:value-type="float" office:value="21.3861333333333" calcext:value-type="float">
            <text:p>21,4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.91" calcext:value-type="float">
            <text:p>1758,9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40]*2" office:value-type="float" office:value="100" calcext:value-type="float">
            <text:p>100</text:p>
          </table:table-cell>
          <table:table-cell/>
          <table:table-cell office:value-type="float" office:value="258.912" calcext:value-type="float">
            <text:p>258,912</text:p>
          </table:table-cell>
          <table:table-cell/>
          <table:table-cell office:value-type="float" office:value="286.465" calcext:value-type="float">
            <text:p>286,465</text:p>
          </table:table-cell>
          <table:table-cell/>
          <table:table-cell table:style-name="ce8" table:formula="of:=[.J40]*100/[.A40]" office:value-type="float" office:value="17.2608" calcext:value-type="float">
            <text:p>17,3</text:p>
          </table:table-cell>
          <table:table-cell/>
          <table:table-cell table:style-name="ce8" table:formula="of:=[.L40]*100/[.A40]" office:value-type="float" office:value="19.0976666666667" calcext:value-type="float">
            <text:p>19,1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2.56" calcext:value-type="float">
            <text:p>1752,6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41]*2" office:value-type="float" office:value="100" calcext:value-type="float">
            <text:p>100</text:p>
          </table:table-cell>
          <table:table-cell/>
          <table:table-cell office:value-type="float" office:value="252.563" calcext:value-type="float">
            <text:p>252,563</text:p>
          </table:table-cell>
          <table:table-cell/>
          <table:table-cell office:value-type="float" office:value="257.793" calcext:value-type="float">
            <text:p>257,793</text:p>
          </table:table-cell>
          <table:table-cell/>
          <table:table-cell table:style-name="ce8" table:formula="of:=[.J41]*100/[.A41]" office:value-type="float" office:value="16.8375333333333" calcext:value-type="float">
            <text:p>16,8</text:p>
          </table:table-cell>
          <table:table-cell/>
          <table:table-cell table:style-name="ce8" table:formula="of:=[.L41]*100/[.A41]" office:value-type="float" office:value="17.1862" calcext:value-type="float">
            <text:p>17,2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72.98" calcext:value-type="float">
            <text:p>1773,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42]*2" office:value-type="float" office:value="100" calcext:value-type="float">
            <text:p>100</text:p>
          </table:table-cell>
          <table:table-cell/>
          <table:table-cell office:value-type="float" office:value="272.976" calcext:value-type="float">
            <text:p>272,976</text:p>
          </table:table-cell>
          <table:table-cell/>
          <table:table-cell office:value-type="float" office:value="311.414" calcext:value-type="float">
            <text:p>311,414</text:p>
          </table:table-cell>
          <table:table-cell/>
          <table:table-cell table:style-name="ce8" table:formula="of:=[.J42]*100/[.A42]" office:value-type="float" office:value="18.1984" calcext:value-type="float">
            <text:p>18,2</text:p>
          </table:table-cell>
          <table:table-cell/>
          <table:table-cell table:style-name="ce8" table:formula="of:=[.L42]*100/[.A42]" office:value-type="float" office:value="20.7609333333333" calcext:value-type="float">
            <text:p>20,8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10.23" calcext:value-type="float">
            <text:p>1810,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43]*2" office:value-type="float" office:value="100" calcext:value-type="float">
            <text:p>100</text:p>
          </table:table-cell>
          <table:table-cell/>
          <table:table-cell office:value-type="float" office:value="310.232" calcext:value-type="float">
            <text:p>310,232</text:p>
          </table:table-cell>
          <table:table-cell/>
          <table:table-cell office:value-type="float" office:value="315.198" calcext:value-type="float">
            <text:p>315,198</text:p>
          </table:table-cell>
          <table:table-cell/>
          <table:table-cell table:style-name="ce8" table:formula="of:=[.J43]*100/[.A43]" office:value-type="float" office:value="20.6821333333333" calcext:value-type="float">
            <text:p>20,7</text:p>
          </table:table-cell>
          <table:table-cell/>
          <table:table-cell table:style-name="ce8" table:formula="of:=[.L43]*100/[.A43]" office:value-type="float" office:value="21.0132" calcext:value-type="float">
            <text:p>21,0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7.22" calcext:value-type="float">
            <text:p>1827,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[.F44]*2" office:value-type="float" office:value="84" calcext:value-type="float">
            <text:p>84</text:p>
          </table:table-cell>
          <table:table-cell/>
          <table:table-cell office:value-type="float" office:value="327.221" calcext:value-type="float">
            <text:p>327,221</text:p>
          </table:table-cell>
          <table:table-cell/>
          <table:table-cell office:value-type="float" office:value="366.575" calcext:value-type="float">
            <text:p>366,575</text:p>
          </table:table-cell>
          <table:table-cell/>
          <table:table-cell table:style-name="ce8" table:formula="of:=[.J44]*100/[.A44]" office:value-type="float" office:value="21.8147333333333" calcext:value-type="float">
            <text:p>21,8</text:p>
          </table:table-cell>
          <table:table-cell/>
          <table:table-cell table:style-name="ce8" table:formula="of:=[.L44]*100/[.A44]" office:value-type="float" office:value="24.4383333333333" calcext:value-type="float">
            <text:p>24,4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86.55" calcext:value-type="float">
            <text:p>1886,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F45]*2" office:value-type="float" office:value="10" calcext:value-type="float">
            <text:p>10</text:p>
          </table:table-cell>
          <table:table-cell/>
          <table:table-cell office:value-type="float" office:value="386.552" calcext:value-type="float">
            <text:p>386,552</text:p>
          </table:table-cell>
          <table:table-cell/>
          <table:table-cell office:value-type="float" office:value="396.1" calcext:value-type="float">
            <text:p>396,1</text:p>
          </table:table-cell>
          <table:table-cell/>
          <table:table-cell table:style-name="ce8" table:formula="of:=[.J45]*100/[.A45]" office:value-type="float" office:value="25.7701333333333" calcext:value-type="float">
            <text:p>25,8</text:p>
          </table:table-cell>
          <table:table-cell/>
          <table:table-cell table:style-name="ce8" table:formula="of:=[.L45]*100/[.A45]" office:value-type="float" office:value="26.4066666666667" calcext:value-type="float">
            <text:p>26,4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46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46]*100/[.A46]" office:value-type="float" office:value="0" calcext:value-type="float">
            <text:p>0,0</text:p>
          </table:table-cell>
          <table:table-cell/>
          <table:table-cell table:style-name="ce8" table:formula="of:=[.L46]*100/[.A46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47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47]*100/[.A47]" office:value-type="float" office:value="0" calcext:value-type="float">
            <text:p>0,0</text:p>
          </table:table-cell>
          <table:table-cell/>
          <table:table-cell table:style-name="ce8" table:formula="of:=[.L47]*100/[.A47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48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48]*100/[.A48]" office:value-type="float" office:value="0" calcext:value-type="float">
            <text:p>0,0</text:p>
          </table:table-cell>
          <table:table-cell/>
          <table:table-cell table:style-name="ce8" table:formula="of:=[.L48]*100/[.A48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49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49]*100/[.A49]" office:value-type="float" office:value="0" calcext:value-type="float">
            <text:p>0,0</text:p>
          </table:table-cell>
          <table:table-cell/>
          <table:table-cell table:style-name="ce8" table:formula="of:=[.L49]*100/[.A49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50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50]*100/[.A50]" office:value-type="float" office:value="0" calcext:value-type="float">
            <text:p>0,0</text:p>
          </table:table-cell>
          <table:table-cell/>
          <table:table-cell table:style-name="ce8" table:formula="of:=[.L50]*100/[.A50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51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51]*100/[.A51]" office:value-type="float" office:value="0" calcext:value-type="float">
            <text:p>0,0</text:p>
          </table:table-cell>
          <table:table-cell/>
          <table:table-cell table:style-name="ce8" table:formula="of:=[.L51]*100/[.A51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221.24" calcext:value-type="float">
            <text:p>2221,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F52]*2" office:value-type="float" office:value="22" calcext:value-type="float">
            <text:p>22</text:p>
          </table:table-cell>
          <table:table-cell/>
          <table:table-cell office:value-type="float" office:value="471.242" calcext:value-type="float">
            <text:p>471,242</text:p>
          </table:table-cell>
          <table:table-cell/>
          <table:table-cell office:value-type="float" office:value="517.661" calcext:value-type="float">
            <text:p>517,661</text:p>
          </table:table-cell>
          <table:table-cell/>
          <table:table-cell table:style-name="ce8" table:formula="of:=[.J52]*100/[.A52]" office:value-type="float" office:value="26.9281142857143" calcext:value-type="float">
            <text:p>26,9</text:p>
          </table:table-cell>
          <table:table-cell/>
          <table:table-cell table:style-name="ce8" table:formula="of:=[.L52]*100/[.A52]" office:value-type="float" office:value="29.5806285714286" calcext:value-type="float">
            <text:p>29,6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141.48" calcext:value-type="float">
            <text:p>2141,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[.F53]*2" office:value-type="float" office:value="92" calcext:value-type="float">
            <text:p>92</text:p>
          </table:table-cell>
          <table:table-cell/>
          <table:table-cell office:value-type="float" office:value="391.481" calcext:value-type="float">
            <text:p>391,481</text:p>
          </table:table-cell>
          <table:table-cell/>
          <table:table-cell office:value-type="float" office:value="428.934" calcext:value-type="float">
            <text:p>428,934</text:p>
          </table:table-cell>
          <table:table-cell/>
          <table:table-cell table:style-name="ce8" table:formula="of:=[.J53]*100/[.A53]" office:value-type="float" office:value="22.3703428571429" calcext:value-type="float">
            <text:p>22,4</text:p>
          </table:table-cell>
          <table:table-cell/>
          <table:table-cell table:style-name="ce8" table:formula="of:=[.L53]*100/[.A53]" office:value-type="float" office:value="24.5105142857143" calcext:value-type="float">
            <text:p>24,5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125.65" calcext:value-type="float">
            <text:p>2125,7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54]*2" office:value-type="float" office:value="100" calcext:value-type="float">
            <text:p>100</text:p>
          </table:table-cell>
          <table:table-cell/>
          <table:table-cell office:value-type="float" office:value="375.646" calcext:value-type="float">
            <text:p>375,646</text:p>
          </table:table-cell>
          <table:table-cell/>
          <table:table-cell office:value-type="float" office:value="386.353" calcext:value-type="float">
            <text:p>386,353</text:p>
          </table:table-cell>
          <table:table-cell/>
          <table:table-cell table:style-name="ce8" table:formula="of:=[.J54]*100/[.A54]" office:value-type="float" office:value="21.4654857142857" calcext:value-type="float">
            <text:p>21,5</text:p>
          </table:table-cell>
          <table:table-cell/>
          <table:table-cell table:style-name="ce8" table:formula="of:=[.L54]*100/[.A54]" office:value-type="float" office:value="22.0773142857143" calcext:value-type="float">
            <text:p>22,1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6.18" calcext:value-type="float">
            <text:p>2086,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55]*2" office:value-type="float" office:value="100" calcext:value-type="float">
            <text:p>100</text:p>
          </table:table-cell>
          <table:table-cell/>
          <table:table-cell office:value-type="float" office:value="336.181" calcext:value-type="float">
            <text:p>336,181</text:p>
          </table:table-cell>
          <table:table-cell/>
          <table:table-cell office:value-type="float" office:value="379.739" calcext:value-type="float">
            <text:p>379,739</text:p>
          </table:table-cell>
          <table:table-cell/>
          <table:table-cell table:style-name="ce8" table:formula="of:=[.J55]*100/[.A55]" office:value-type="float" office:value="19.2103428571429" calcext:value-type="float">
            <text:p>19,2</text:p>
          </table:table-cell>
          <table:table-cell/>
          <table:table-cell table:style-name="ce8" table:formula="of:=[.L55]*100/[.A55]" office:value-type="float" office:value="21.6993714285714" calcext:value-type="float">
            <text:p>21,7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85" calcext:value-type="float">
            <text:p>2085,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56]*2" office:value-type="float" office:value="100" calcext:value-type="float">
            <text:p>100</text:p>
          </table:table-cell>
          <table:table-cell/>
          <table:table-cell office:value-type="float" office:value="335.005" calcext:value-type="float">
            <text:p>335,005</text:p>
          </table:table-cell>
          <table:table-cell/>
          <table:table-cell office:value-type="float" office:value="381.016" calcext:value-type="float">
            <text:p>381,016</text:p>
          </table:table-cell>
          <table:table-cell/>
          <table:table-cell table:style-name="ce8" table:formula="of:=[.J56]*100/[.A56]" office:value-type="float" office:value="19.1431428571429" calcext:value-type="float">
            <text:p>19,1</text:p>
          </table:table-cell>
          <table:table-cell/>
          <table:table-cell table:style-name="ce8" table:formula="of:=[.L56]*100/[.A56]" office:value-type="float" office:value="21.7723428571429" calcext:value-type="float">
            <text:p>21,8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90.82" calcext:value-type="float">
            <text:p>2090,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57]*2" office:value-type="float" office:value="100" calcext:value-type="float">
            <text:p>100</text:p>
          </table:table-cell>
          <table:table-cell/>
          <table:table-cell office:value-type="float" office:value="340.821" calcext:value-type="float">
            <text:p>340,821</text:p>
          </table:table-cell>
          <table:table-cell/>
          <table:table-cell office:value-type="float" office:value="383.303" calcext:value-type="float">
            <text:p>383,303</text:p>
          </table:table-cell>
          <table:table-cell/>
          <table:table-cell table:style-name="ce8" table:formula="of:=[.J57]*100/[.A57]" office:value-type="float" office:value="19.4754857142857" calcext:value-type="float">
            <text:p>19,5</text:p>
          </table:table-cell>
          <table:table-cell/>
          <table:table-cell table:style-name="ce8" table:formula="of:=[.L57]*100/[.A57]" office:value-type="float" office:value="21.9030285714286" calcext:value-type="float">
            <text:p>21,9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30.99" calcext:value-type="float">
            <text:p>2131,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table:formula="of:=[.F58]*2" office:value-type="float" office:value="98" calcext:value-type="float">
            <text:p>98</text:p>
          </table:table-cell>
          <table:table-cell/>
          <table:table-cell office:value-type="float" office:value="380.987" calcext:value-type="float">
            <text:p>380,987</text:p>
          </table:table-cell>
          <table:table-cell/>
          <table:table-cell office:value-type="float" office:value="489.658" calcext:value-type="float">
            <text:p>489,658</text:p>
          </table:table-cell>
          <table:table-cell/>
          <table:table-cell table:style-name="ce8" table:formula="of:=[.J58]*100/[.A58]" office:value-type="float" office:value="21.7706857142857" calcext:value-type="float">
            <text:p>21,8</text:p>
          </table:table-cell>
          <table:table-cell/>
          <table:table-cell table:style-name="ce8" table:formula="of:=[.L58]*100/[.A58]" office:value-type="float" office:value="27.9804571428571" calcext:value-type="float">
            <text:p>28,0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82.94" calcext:value-type="float">
            <text:p>2182,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[.F59]*2" office:value-type="float" office:value="80" calcext:value-type="float">
            <text:p>80</text:p>
          </table:table-cell>
          <table:table-cell/>
          <table:table-cell office:value-type="float" office:value="432.941" calcext:value-type="float">
            <text:p>432,941</text:p>
          </table:table-cell>
          <table:table-cell/>
          <table:table-cell office:value-type="float" office:value="468.258" calcext:value-type="float">
            <text:p>468,258</text:p>
          </table:table-cell>
          <table:table-cell/>
          <table:table-cell table:style-name="ce8" table:formula="of:=[.J59]*100/[.A59]" office:value-type="float" office:value="24.7394857142857" calcext:value-type="float">
            <text:p>24,7</text:p>
          </table:table-cell>
          <table:table-cell/>
          <table:table-cell table:style-name="ce8" table:formula="of:=[.L59]*100/[.A59]" office:value-type="float" office:value="26.7576" calcext:value-type="float">
            <text:p>26,8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207.35" calcext:value-type="float">
            <text:p>2207,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F60]*2" office:value-type="float" office:value="4" calcext:value-type="float">
            <text:p>4</text:p>
          </table:table-cell>
          <table:table-cell/>
          <table:table-cell office:value-type="float" office:value="457.352" calcext:value-type="float">
            <text:p>457,352</text:p>
          </table:table-cell>
          <table:table-cell/>
          <table:table-cell office:value-type="float" office:value="457.352" calcext:value-type="float">
            <text:p>457,352</text:p>
          </table:table-cell>
          <table:table-cell/>
          <table:table-cell table:style-name="ce8" table:formula="of:=[.J60]*100/[.A60]" office:value-type="float" office:value="26.1344" calcext:value-type="float">
            <text:p>26,1</text:p>
          </table:table-cell>
          <table:table-cell/>
          <table:table-cell table:style-name="ce8" table:formula="of:=[.L60]*100/[.A60]" office:value-type="float" office:value="26.1344" calcext:value-type="float">
            <text:p>26,1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61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61]*100/[.A61]" office:value-type="float" office:value="0" calcext:value-type="float">
            <text:p>0,0</text:p>
          </table:table-cell>
          <table:table-cell/>
          <table:table-cell table:style-name="ce8" table:formula="of:=[.L61]*100/[.A61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62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62]*100/[.A62]" office:value-type="float" office:value="0" calcext:value-type="float">
            <text:p>0,0</text:p>
          </table:table-cell>
          <table:table-cell/>
          <table:table-cell table:style-name="ce8" table:formula="of:=[.L62]*100/[.A62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63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63]*100/[.A63]" office:value-type="float" office:value="0" calcext:value-type="float">
            <text:p>0,0</text:p>
          </table:table-cell>
          <table:table-cell/>
          <table:table-cell table:style-name="ce8" table:formula="of:=[.L63]*100/[.A63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64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64]*100/[.A64]" office:value-type="float" office:value="0" calcext:value-type="float">
            <text:p>0,0</text:p>
          </table:table-cell>
          <table:table-cell/>
          <table:table-cell table:style-name="ce8" table:formula="of:=[.L64]*100/[.A64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65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65]*100/[.A65]" office:value-type="float" office:value="0" calcext:value-type="float">
            <text:p>0,0</text:p>
          </table:table-cell>
          <table:table-cell/>
          <table:table-cell table:style-name="ce8" table:formula="of:=[.L65]*100/[.A65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66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66]*100/[.A66]" office:value-type="float" office:value="0" calcext:value-type="float">
            <text:p>0,0</text:p>
          </table:table-cell>
          <table:table-cell/>
          <table:table-cell table:style-name="ce8" table:formula="of:=[.L66]*100/[.A66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559.62" calcext:value-type="float">
            <text:p>2559,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F67]*2" office:value-type="float" office:value="14" calcext:value-type="float">
            <text:p>14</text:p>
          </table:table-cell>
          <table:table-cell/>
          <table:table-cell office:value-type="float" office:value="559.617" calcext:value-type="float">
            <text:p>559,617</text:p>
          </table:table-cell>
          <table:table-cell/>
          <table:table-cell office:value-type="float" office:value="578.515" calcext:value-type="float">
            <text:p>578,515</text:p>
          </table:table-cell>
          <table:table-cell/>
          <table:table-cell table:style-name="ce8" table:formula="of:=[.J67]*100/[.A67]" office:value-type="float" office:value="27.98085" calcext:value-type="float">
            <text:p>28,0</text:p>
          </table:table-cell>
          <table:table-cell/>
          <table:table-cell table:style-name="ce8" table:formula="of:=[.L67]*100/[.A67]" office:value-type="float" office:value="28.92575" calcext:value-type="float">
            <text:p>28,9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493.29" calcext:value-type="float">
            <text:p>2493,3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table:formula="of:=[.F68]*2" office:value-type="float" office:value="98" calcext:value-type="float">
            <text:p>98</text:p>
          </table:table-cell>
          <table:table-cell/>
          <table:table-cell office:value-type="float" office:value="493.29" calcext:value-type="float">
            <text:p>493,29</text:p>
          </table:table-cell>
          <table:table-cell/>
          <table:table-cell office:value-type="float" office:value="527.394" calcext:value-type="float">
            <text:p>527,394</text:p>
          </table:table-cell>
          <table:table-cell/>
          <table:table-cell table:style-name="ce8" table:formula="of:=[.J68]*100/[.A68]" office:value-type="float" office:value="24.6645" calcext:value-type="float">
            <text:p>24,7</text:p>
          </table:table-cell>
          <table:table-cell/>
          <table:table-cell table:style-name="ce8" table:formula="of:=[.L68]*100/[.A68]" office:value-type="float" office:value="26.3697" calcext:value-type="float">
            <text:p>26,4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461.98" calcext:value-type="float">
            <text:p>2462,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[.F69]*2" office:value-type="float" office:value="90" calcext:value-type="float">
            <text:p>90</text:p>
          </table:table-cell>
          <table:table-cell/>
          <table:table-cell office:value-type="float" office:value="461.982" calcext:value-type="float">
            <text:p>461,982</text:p>
          </table:table-cell>
          <table:table-cell/>
          <table:table-cell office:value-type="float" office:value="520.683" calcext:value-type="float">
            <text:p>520,683</text:p>
          </table:table-cell>
          <table:table-cell/>
          <table:table-cell table:style-name="ce8" table:formula="of:=[.J69]*100/[.A69]" office:value-type="float" office:value="23.0991" calcext:value-type="float">
            <text:p>23,1</text:p>
          </table:table-cell>
          <table:table-cell/>
          <table:table-cell table:style-name="ce8" table:formula="of:=[.L69]*100/[.A69]" office:value-type="float" office:value="26.03415" calcext:value-type="float">
            <text:p>26,0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9.03" calcext:value-type="float">
            <text:p>2429,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70]*2" office:value-type="float" office:value="100" calcext:value-type="float">
            <text:p>100</text:p>
          </table:table-cell>
          <table:table-cell/>
          <table:table-cell office:value-type="float" office:value="429.028" calcext:value-type="float">
            <text:p>429,028</text:p>
          </table:table-cell>
          <table:table-cell/>
          <table:table-cell office:value-type="float" office:value="469.23" calcext:value-type="float">
            <text:p>469,23</text:p>
          </table:table-cell>
          <table:table-cell/>
          <table:table-cell table:style-name="ce8" table:formula="of:=[.J70]*100/[.A70]" office:value-type="float" office:value="21.4514" calcext:value-type="float">
            <text:p>21,5</text:p>
          </table:table-cell>
          <table:table-cell/>
          <table:table-cell table:style-name="ce8" table:formula="of:=[.L70]*100/[.A70]" office:value-type="float" office:value="23.4615" calcext:value-type="float">
            <text:p>23,5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19.56" calcext:value-type="float">
            <text:p>2419,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F71]*2" office:value-type="float" office:value="96" calcext:value-type="float">
            <text:p>96</text:p>
          </table:table-cell>
          <table:table-cell/>
          <table:table-cell office:value-type="float" office:value="419.56" calcext:value-type="float">
            <text:p>419,56</text:p>
          </table:table-cell>
          <table:table-cell/>
          <table:table-cell office:value-type="float" office:value="464.599" calcext:value-type="float">
            <text:p>464,599</text:p>
          </table:table-cell>
          <table:table-cell/>
          <table:table-cell table:style-name="ce8" table:formula="of:=[.J71]*100/[.A71]" office:value-type="float" office:value="20.978" calcext:value-type="float">
            <text:p>21,0</text:p>
          </table:table-cell>
          <table:table-cell/>
          <table:table-cell table:style-name="ce8" table:formula="of:=[.L71]*100/[.A71]" office:value-type="float" office:value="23.22995" calcext:value-type="float">
            <text:p>23,2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14.44" calcext:value-type="float">
            <text:p>2414,4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72]*2" office:value-type="float" office:value="100" calcext:value-type="float">
            <text:p>100</text:p>
          </table:table-cell>
          <table:table-cell/>
          <table:table-cell office:value-type="float" office:value="414.441" calcext:value-type="float">
            <text:p>414,441</text:p>
          </table:table-cell>
          <table:table-cell/>
          <table:table-cell office:value-type="float" office:value="467.618" calcext:value-type="float">
            <text:p>467,618</text:p>
          </table:table-cell>
          <table:table-cell/>
          <table:table-cell table:style-name="ce8" table:formula="of:=[.J72]*100/[.A72]" office:value-type="float" office:value="20.72205" calcext:value-type="float">
            <text:p>20,7</text:p>
          </table:table-cell>
          <table:table-cell/>
          <table:table-cell table:style-name="ce8" table:formula="of:=[.L72]*100/[.A72]" office:value-type="float" office:value="23.3809" calcext:value-type="float">
            <text:p>23,4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57.38" calcext:value-type="float">
            <text:p>2457,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[.F73]*2" office:value-type="float" office:value="90" calcext:value-type="float">
            <text:p>90</text:p>
          </table:table-cell>
          <table:table-cell/>
          <table:table-cell office:value-type="float" office:value="457.376" calcext:value-type="float">
            <text:p>457,376</text:p>
          </table:table-cell>
          <table:table-cell/>
          <table:table-cell office:value-type="float" office:value="621.261" calcext:value-type="float">
            <text:p>621,261</text:p>
          </table:table-cell>
          <table:table-cell/>
          <table:table-cell table:style-name="ce8" table:formula="of:=[.J73]*100/[.A73]" office:value-type="float" office:value="22.8688" calcext:value-type="float">
            <text:p>22,9</text:p>
          </table:table-cell>
          <table:table-cell/>
          <table:table-cell table:style-name="ce8" table:formula="of:=[.L73]*100/[.A73]" office:value-type="float" office:value="31.06305" calcext:value-type="float">
            <text:p>31,1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03.83" calcext:value-type="float">
            <text:p>2503,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[.F74]*2" office:value-type="float" office:value="76" calcext:value-type="float">
            <text:p>76</text:p>
          </table:table-cell>
          <table:table-cell/>
          <table:table-cell office:value-type="float" office:value="503.835" calcext:value-type="float">
            <text:p>503,835</text:p>
          </table:table-cell>
          <table:table-cell/>
          <table:table-cell office:value-type="float" office:value="521.664" calcext:value-type="float">
            <text:p>521,664</text:p>
          </table:table-cell>
          <table:table-cell/>
          <table:table-cell table:style-name="ce8" table:formula="of:=[.J74]*100/[.A74]" office:value-type="float" office:value="25.19175" calcext:value-type="float">
            <text:p>25,2</text:p>
          </table:table-cell>
          <table:table-cell/>
          <table:table-cell table:style-name="ce8" table:formula="of:=[.L74]*100/[.A74]" office:value-type="float" office:value="26.0832" calcext:value-type="float">
            <text:p>26,1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43.73" calcext:value-type="float">
            <text:p>2543,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[.F75]*2" office:value-type="float" office:value="36" calcext:value-type="float">
            <text:p>36</text:p>
          </table:table-cell>
          <table:table-cell/>
          <table:table-cell office:value-type="float" office:value="543.73" calcext:value-type="float">
            <text:p>543,73</text:p>
          </table:table-cell>
          <table:table-cell/>
          <table:table-cell office:value-type="float" office:value="562.402" calcext:value-type="float">
            <text:p>562,402</text:p>
          </table:table-cell>
          <table:table-cell/>
          <table:table-cell table:style-name="ce8" table:formula="of:=[.J75]*100/[.A75]" office:value-type="float" office:value="27.1865" calcext:value-type="float">
            <text:p>27,2</text:p>
          </table:table-cell>
          <table:table-cell/>
          <table:table-cell table:style-name="ce8" table:formula="of:=[.L75]*100/[.A75]" office:value-type="float" office:value="28.1201" calcext:value-type="float">
            <text:p>28,1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54.79" calcext:value-type="float">
            <text:p>2554,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F76]*2" office:value-type="float" office:value="6" calcext:value-type="float">
            <text:p>6</text:p>
          </table:table-cell>
          <table:table-cell/>
          <table:table-cell office:value-type="float" office:value="554.793" calcext:value-type="float">
            <text:p>554,793</text:p>
          </table:table-cell>
          <table:table-cell/>
          <table:table-cell office:value-type="float" office:value="554.793" calcext:value-type="float">
            <text:p>554,793</text:p>
          </table:table-cell>
          <table:table-cell/>
          <table:table-cell table:style-name="ce8" table:formula="of:=[.J76]*100/[.A76]" office:value-type="float" office:value="27.73965" calcext:value-type="float">
            <text:p>27,7</text:p>
          </table:table-cell>
          <table:table-cell/>
          <table:table-cell table:style-name="ce8" table:formula="of:=[.L76]*100/[.A76]" office:value-type="float" office:value="27.73965" calcext:value-type="float">
            <text:p>27,7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77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77]*100/[.A77]" office:value-type="float" office:value="0" calcext:value-type="float">
            <text:p>0,0</text:p>
          </table:table-cell>
          <table:table-cell/>
          <table:table-cell table:style-name="ce8" table:formula="of:=[.L77]*100/[.A77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78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78]*100/[.A78]" office:value-type="float" office:value="0" calcext:value-type="float">
            <text:p>0,0</text:p>
          </table:table-cell>
          <table:table-cell/>
          <table:table-cell table:style-name="ce8" table:formula="of:=[.L78]*100/[.A78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79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79]*100/[.A79]" office:value-type="float" office:value="0" calcext:value-type="float">
            <text:p>0,0</text:p>
          </table:table-cell>
          <table:table-cell/>
          <table:table-cell table:style-name="ce8" table:formula="of:=[.L79]*100/[.A79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999.37" calcext:value-type="float">
            <text:p>2999,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F80]*2" office:value-type="float" office:value="6" calcext:value-type="float">
            <text:p>6</text:p>
          </table:table-cell>
          <table:table-cell/>
          <table:table-cell office:value-type="float" office:value="749.368" calcext:value-type="float">
            <text:p>749,368</text:p>
          </table:table-cell>
          <table:table-cell/>
          <table:table-cell office:value-type="float" office:value="749.368" calcext:value-type="float">
            <text:p>749,368</text:p>
          </table:table-cell>
          <table:table-cell/>
          <table:table-cell table:style-name="ce8" table:formula="of:=[.J80]*100/[.A80]" office:value-type="float" office:value="33.3052444444444" calcext:value-type="float">
            <text:p>33,3</text:p>
          </table:table-cell>
          <table:table-cell/>
          <table:table-cell table:style-name="ce8" table:formula="of:=[.L80]*100/[.A80]" office:value-type="float" office:value="33.3052444444444" calcext:value-type="float">
            <text:p>33,3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908.39" calcext:value-type="float">
            <text:p>2908,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[.F81]*2" office:value-type="float" office:value="46" calcext:value-type="float">
            <text:p>46</text:p>
          </table:table-cell>
          <table:table-cell/>
          <table:table-cell office:value-type="float" office:value="658.392" calcext:value-type="float">
            <text:p>658,392</text:p>
          </table:table-cell>
          <table:table-cell/>
          <table:table-cell office:value-type="float" office:value="759.648" calcext:value-type="float">
            <text:p>759,648</text:p>
          </table:table-cell>
          <table:table-cell/>
          <table:table-cell table:style-name="ce8" table:formula="of:=[.J81]*100/[.A81]" office:value-type="float" office:value="29.2618666666667" calcext:value-type="float">
            <text:p>29,3</text:p>
          </table:table-cell>
          <table:table-cell/>
          <table:table-cell table:style-name="ce8" table:formula="of:=[.L81]*100/[.A81]" office:value-type="float" office:value="33.7621333333333" calcext:value-type="float">
            <text:p>33,8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843.85" calcext:value-type="float">
            <text:p>2843,9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[.F82]*2" office:value-type="float" office:value="72" calcext:value-type="float">
            <text:p>72</text:p>
          </table:table-cell>
          <table:table-cell/>
          <table:table-cell office:value-type="float" office:value="593.852" calcext:value-type="float">
            <text:p>593,852</text:p>
          </table:table-cell>
          <table:table-cell/>
          <table:table-cell office:value-type="float" office:value="680.757" calcext:value-type="float">
            <text:p>680,757</text:p>
          </table:table-cell>
          <table:table-cell/>
          <table:table-cell table:style-name="ce8" table:formula="of:=[.J82]*100/[.A82]" office:value-type="float" office:value="26.3934222222222" calcext:value-type="float">
            <text:p>26,4</text:p>
          </table:table-cell>
          <table:table-cell/>
          <table:table-cell table:style-name="ce8" table:formula="of:=[.L82]*100/[.A82]" office:value-type="float" office:value="30.2558666666667" calcext:value-type="float">
            <text:p>30,3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786.38" calcext:value-type="float">
            <text:p>2786,4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83]*2" office:value-type="float" office:value="100" calcext:value-type="float">
            <text:p>100</text:p>
          </table:table-cell>
          <table:table-cell/>
          <table:table-cell office:value-type="float" office:value="536.38" calcext:value-type="float">
            <text:p>536,38</text:p>
          </table:table-cell>
          <table:table-cell/>
          <table:table-cell office:value-type="float" office:value="605.073" calcext:value-type="float">
            <text:p>605,073</text:p>
          </table:table-cell>
          <table:table-cell/>
          <table:table-cell table:style-name="ce8" table:formula="of:=[.J83]*100/[.A83]" office:value-type="float" office:value="23.8391111111111" calcext:value-type="float">
            <text:p>23,8</text:p>
          </table:table-cell>
          <table:table-cell/>
          <table:table-cell table:style-name="ce8" table:formula="of:=[.L83]*100/[.A83]" office:value-type="float" office:value="26.8921333333333" calcext:value-type="float">
            <text:p>26,9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769.31" calcext:value-type="float">
            <text:p>2769,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84]*2" office:value-type="float" office:value="100" calcext:value-type="float">
            <text:p>100</text:p>
          </table:table-cell>
          <table:table-cell/>
          <table:table-cell office:value-type="float" office:value="519.306" calcext:value-type="float">
            <text:p>519,306</text:p>
          </table:table-cell>
          <table:table-cell/>
          <table:table-cell office:value-type="float" office:value="537.973" calcext:value-type="float">
            <text:p>537,973</text:p>
          </table:table-cell>
          <table:table-cell/>
          <table:table-cell table:style-name="ce8" table:formula="of:=[.J84]*100/[.A84]" office:value-type="float" office:value="23.0802666666667" calcext:value-type="float">
            <text:p>23,1</text:p>
          </table:table-cell>
          <table:table-cell/>
          <table:table-cell table:style-name="ce8" table:formula="of:=[.L84]*100/[.A84]" office:value-type="float" office:value="23.9099111111111" calcext:value-type="float">
            <text:p>23,9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1.9" calcext:value-type="float">
            <text:p>2771,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formula="of:=[.F85]*2" office:value-type="float" office:value="94" calcext:value-type="float">
            <text:p>94</text:p>
          </table:table-cell>
          <table:table-cell/>
          <table:table-cell office:value-type="float" office:value="521.902" calcext:value-type="float">
            <text:p>521,902</text:p>
          </table:table-cell>
          <table:table-cell/>
          <table:table-cell office:value-type="float" office:value="537.295" calcext:value-type="float">
            <text:p>537,295</text:p>
          </table:table-cell>
          <table:table-cell/>
          <table:table-cell table:style-name="ce8" table:formula="of:=[.J85]*100/[.A85]" office:value-type="float" office:value="23.1956444444444" calcext:value-type="float">
            <text:p>23,2</text:p>
          </table:table-cell>
          <table:table-cell/>
          <table:table-cell table:style-name="ce8" table:formula="of:=[.L85]*100/[.A85]" office:value-type="float" office:value="23.8797777777778" calcext:value-type="float">
            <text:p>23,9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28.38" calcext:value-type="float">
            <text:p>2828,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F86]*2" office:value-type="float" office:value="96" calcext:value-type="float">
            <text:p>96</text:p>
          </table:table-cell>
          <table:table-cell/>
          <table:table-cell office:value-type="float" office:value="578.376" calcext:value-type="float">
            <text:p>578,376</text:p>
          </table:table-cell>
          <table:table-cell/>
          <table:table-cell office:value-type="float" office:value="652.719" calcext:value-type="float">
            <text:p>652,719</text:p>
          </table:table-cell>
          <table:table-cell/>
          <table:table-cell table:style-name="ce8" table:formula="of:=[.J86]*100/[.A86]" office:value-type="float" office:value="25.7056" calcext:value-type="float">
            <text:p>25,7</text:p>
          </table:table-cell>
          <table:table-cell/>
          <table:table-cell table:style-name="ce8" table:formula="of:=[.L86]*100/[.A86]" office:value-type="float" office:value="29.0097333333333" calcext:value-type="float">
            <text:p>29,0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42.36" calcext:value-type="float">
            <text:p>2842,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formula="of:=[.F87]*2" office:value-type="float" office:value="70" calcext:value-type="float">
            <text:p>70</text:p>
          </table:table-cell>
          <table:table-cell/>
          <table:table-cell office:value-type="float" office:value="592.362" calcext:value-type="float">
            <text:p>592,362</text:p>
          </table:table-cell>
          <table:table-cell/>
          <table:table-cell office:value-type="float" office:value="608.767" calcext:value-type="float">
            <text:p>608,767</text:p>
          </table:table-cell>
          <table:table-cell/>
          <table:table-cell table:style-name="ce8" table:formula="of:=[.J87]*100/[.A87]" office:value-type="float" office:value="26.3272" calcext:value-type="float">
            <text:p>26,3</text:p>
          </table:table-cell>
          <table:table-cell/>
          <table:table-cell table:style-name="ce8" table:formula="of:=[.L87]*100/[.A87]" office:value-type="float" office:value="27.0563111111111" calcext:value-type="float">
            <text:p>27,1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835.69" calcext:value-type="float">
            <text:p>2835,7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[.F88]*2" office:value-type="float" office:value="66" calcext:value-type="float">
            <text:p>66</text:p>
          </table:table-cell>
          <table:table-cell/>
          <table:table-cell office:value-type="float" office:value="585.692" calcext:value-type="float">
            <text:p>585,692</text:p>
          </table:table-cell>
          <table:table-cell/>
          <table:table-cell office:value-type="float" office:value="654.412" calcext:value-type="float">
            <text:p>654,412</text:p>
          </table:table-cell>
          <table:table-cell/>
          <table:table-cell table:style-name="ce8" table:formula="of:=[.J88]*100/[.A88]" office:value-type="float" office:value="26.0307555555556" calcext:value-type="float">
            <text:p>26,0</text:p>
          </table:table-cell>
          <table:table-cell/>
          <table:table-cell table:style-name="ce8" table:formula="of:=[.L88]*100/[.A88]" office:value-type="float" office:value="29.0849777777778" calcext:value-type="float">
            <text:p>29,1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08.34" calcext:value-type="float">
            <text:p>2908,3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[.F89]*2" office:value-type="float" office:value="42" calcext:value-type="float">
            <text:p>42</text:p>
          </table:table-cell>
          <table:table-cell/>
          <table:table-cell office:value-type="float" office:value="658.339" calcext:value-type="float">
            <text:p>658,339</text:p>
          </table:table-cell>
          <table:table-cell/>
          <table:table-cell office:value-type="float" office:value="728.038" calcext:value-type="float">
            <text:p>728,038</text:p>
          </table:table-cell>
          <table:table-cell/>
          <table:table-cell table:style-name="ce8" table:formula="of:=[.J89]*100/[.A89]" office:value-type="float" office:value="29.2595111111111" calcext:value-type="float">
            <text:p>29,3</text:p>
          </table:table-cell>
          <table:table-cell/>
          <table:table-cell table:style-name="ce8" table:formula="of:=[.L89]*100/[.A89]" office:value-type="float" office:value="32.357244444444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90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90]*100/[.A90]" office:value-type="float" office:value="0" calcext:value-type="float">
            <text:p>0,0</text:p>
          </table:table-cell>
          <table:table-cell/>
          <table:table-cell table:style-name="ce8" table:formula="of:=[.L90]*100/[.A90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92.66" calcext:value-type="float">
            <text:p>2992,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91]*2" office:value-type="float" office:value="2" calcext:value-type="float">
            <text:p>2</text:p>
          </table:table-cell>
          <table:table-cell/>
          <table:table-cell office:value-type="float" office:value="742.662" calcext:value-type="float">
            <text:p>742,662</text:p>
          </table:table-cell>
          <table:table-cell/>
          <table:table-cell office:value-type="float" office:value="742.662" calcext:value-type="float">
            <text:p>742,662</text:p>
          </table:table-cell>
          <table:table-cell/>
          <table:table-cell table:style-name="ce8" table:formula="of:=[.J91]*100/[.A91]" office:value-type="float" office:value="33.0072" calcext:value-type="float">
            <text:p>33,0</text:p>
          </table:table-cell>
          <table:table-cell/>
          <table:table-cell table:style-name="ce8" table:formula="of:=[.L91]*100/[.A91]" office:value-type="float" office:value="33.0072" calcext:value-type="float">
            <text:p>33,0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92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92]*100/[.A92]" office:value-type="float" office:value="0" calcext:value-type="float">
            <text:p>0,0</text:p>
          </table:table-cell>
          <table:table-cell/>
          <table:table-cell table:style-name="ce8" table:formula="of:=[.L92]*100/[.A92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93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93]*100/[.A93]" office:value-type="float" office:value="0" calcext:value-type="float">
            <text:p>0,0</text:p>
          </table:table-cell>
          <table:table-cell/>
          <table:table-cell table:style-name="ce8" table:formula="of:=[.L93]*100/[.A93]" office:value-type="float" office:value="0" calcext:value-type="float">
            <text:p>0,0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417.48" calcext:value-type="float">
            <text:p>3417,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94]*2" office:value-type="float" office:value="2" calcext:value-type="float">
            <text:p>2</text:p>
          </table:table-cell>
          <table:table-cell/>
          <table:table-cell office:value-type="float" office:value="917.484" calcext:value-type="float">
            <text:p>917,484</text:p>
          </table:table-cell>
          <table:table-cell/>
          <table:table-cell office:value-type="float" office:value="917.484" calcext:value-type="float">
            <text:p>917,484</text:p>
          </table:table-cell>
          <table:table-cell/>
          <table:table-cell table:style-name="ce8" table:formula="of:=[.J94]*100/[.A94]" office:value-type="float" office:value="36.69936" calcext:value-type="float">
            <text:p>36,7</text:p>
          </table:table-cell>
          <table:table-cell/>
          <table:table-cell table:style-name="ce8" table:formula="of:=[.L94]*100/[.A94]" office:value-type="float" office:value="36.69936" calcext:value-type="float">
            <text:p>36,7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3363.1" calcext:value-type="float">
            <text:p>3363,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[.F95]*2" office:value-type="float" office:value="34" calcext:value-type="float">
            <text:p>34</text:p>
          </table:table-cell>
          <table:table-cell/>
          <table:table-cell office:value-type="float" office:value="863.101" calcext:value-type="float">
            <text:p>863,101</text:p>
          </table:table-cell>
          <table:table-cell/>
          <table:table-cell office:value-type="float" office:value="910.86" calcext:value-type="float">
            <text:p>910,86</text:p>
          </table:table-cell>
          <table:table-cell/>
          <table:table-cell table:style-name="ce8" table:formula="of:=[.J95]*100/[.A95]" office:value-type="float" office:value="34.52404" calcext:value-type="float">
            <text:p>34,5</text:p>
          </table:table-cell>
          <table:table-cell/>
          <table:table-cell table:style-name="ce8" table:formula="of:=[.L95]*100/[.A95]" office:value-type="float" office:value="36.4344" calcext:value-type="float">
            <text:p>36,4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258.65" calcext:value-type="float">
            <text:p>3258,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F96]*2" office:value-type="float" office:value="28" calcext:value-type="float">
            <text:p>28</text:p>
          </table:table-cell>
          <table:table-cell/>
          <table:table-cell office:value-type="float" office:value="758.647" calcext:value-type="float">
            <text:p>758,647</text:p>
          </table:table-cell>
          <table:table-cell/>
          <table:table-cell office:value-type="float" office:value="783.694" calcext:value-type="float">
            <text:p>783,694</text:p>
          </table:table-cell>
          <table:table-cell/>
          <table:table-cell table:style-name="ce8" table:formula="of:=[.J96]*100/[.A96]" office:value-type="float" office:value="30.34588" calcext:value-type="float">
            <text:p>30,3</text:p>
          </table:table-cell>
          <table:table-cell/>
          <table:table-cell table:style-name="ce8" table:formula="of:=[.L96]*100/[.A96]" office:value-type="float" office:value="31.34776" calcext:value-type="float">
            <text:p>31,3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3171.09" calcext:value-type="float">
            <text:p>3171,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formula="of:=[.F97]*2" office:value-type="float" office:value="70" calcext:value-type="float">
            <text:p>70</text:p>
          </table:table-cell>
          <table:table-cell/>
          <table:table-cell office:value-type="float" office:value="671.095" calcext:value-type="float">
            <text:p>671,095</text:p>
          </table:table-cell>
          <table:table-cell/>
          <table:table-cell office:value-type="float" office:value="695.382" calcext:value-type="float">
            <text:p>695,382</text:p>
          </table:table-cell>
          <table:table-cell/>
          <table:table-cell table:style-name="ce8" table:formula="of:=[.J97]*100/[.A97]" office:value-type="float" office:value="26.8438" calcext:value-type="float">
            <text:p>26,8</text:p>
          </table:table-cell>
          <table:table-cell/>
          <table:table-cell table:style-name="ce8" table:formula="of:=[.L97]*100/[.A97]" office:value-type="float" office:value="27.81528" calcext:value-type="float">
            <text:p>27,8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3169.16" calcext:value-type="float">
            <text:p>3169,2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formula="of:=[.F98]*2" office:value-type="float" office:value="82" calcext:value-type="float">
            <text:p>82</text:p>
          </table:table-cell>
          <table:table-cell/>
          <table:table-cell office:value-type="float" office:value="669.158" calcext:value-type="float">
            <text:p>669,158</text:p>
          </table:table-cell>
          <table:table-cell/>
          <table:table-cell office:value-type="float" office:value="751.653" calcext:value-type="float">
            <text:p>751,653</text:p>
          </table:table-cell>
          <table:table-cell/>
          <table:table-cell table:style-name="ce8" table:formula="of:=[.J98]*100/[.A98]" office:value-type="float" office:value="26.76632" calcext:value-type="float">
            <text:p>26,8</text:p>
          </table:table-cell>
          <table:table-cell/>
          <table:table-cell table:style-name="ce8" table:formula="of:=[.L98]*100/[.A98]" office:value-type="float" office:value="30.06612" calcext:value-type="float">
            <text:p>30,1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06.41" calcext:value-type="float">
            <text:p>3106,4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99]*2" office:value-type="float" office:value="100" calcext:value-type="float">
            <text:p>100</text:p>
          </table:table-cell>
          <table:table-cell/>
          <table:table-cell office:value-type="float" office:value="606.407" calcext:value-type="float">
            <text:p>606,407</text:p>
          </table:table-cell>
          <table:table-cell/>
          <table:table-cell office:value-type="float" office:value="794.474" calcext:value-type="float">
            <text:p>794,474</text:p>
          </table:table-cell>
          <table:table-cell/>
          <table:table-cell table:style-name="ce8" table:formula="of:=[.J99]*100/[.A99]" office:value-type="float" office:value="24.25628" calcext:value-type="float">
            <text:p>24,3</text:p>
          </table:table-cell>
          <table:table-cell/>
          <table:table-cell table:style-name="ce8" table:formula="of:=[.L99]*100/[.A99]" office:value-type="float" office:value="31.77896" calcext:value-type="float">
            <text:p>31,8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42.89" calcext:value-type="float">
            <text:p>3142,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[.F100]*2" office:value-type="float" office:value="46" calcext:value-type="float">
            <text:p>46</text:p>
          </table:table-cell>
          <table:table-cell/>
          <table:table-cell office:value-type="float" office:value="642.889" calcext:value-type="float">
            <text:p>642,889</text:p>
          </table:table-cell>
          <table:table-cell/>
          <table:table-cell office:value-type="float" office:value="797.041" calcext:value-type="float">
            <text:p>797,041</text:p>
          </table:table-cell>
          <table:table-cell/>
          <table:table-cell table:style-name="ce8" table:formula="of:=[.J100]*100/[.A100]" office:value-type="float" office:value="25.71556" calcext:value-type="float">
            <text:p>25,7</text:p>
          </table:table-cell>
          <table:table-cell/>
          <table:table-cell table:style-name="ce8" table:formula="of:=[.L100]*100/[.A100]" office:value-type="float" office:value="31.88164" calcext:value-type="float">
            <text:p>31,9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67.43" calcext:value-type="float">
            <text:p>3167,4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[.F101]*2" office:value-type="float" office:value="66" calcext:value-type="float">
            <text:p>66</text:p>
          </table:table-cell>
          <table:table-cell/>
          <table:table-cell office:value-type="float" office:value="667.436" calcext:value-type="float">
            <text:p>667,436</text:p>
          </table:table-cell>
          <table:table-cell/>
          <table:table-cell office:value-type="float" office:value="796.752" calcext:value-type="float">
            <text:p>796,752</text:p>
          </table:table-cell>
          <table:table-cell/>
          <table:table-cell table:style-name="ce8" table:formula="of:=[.J101]*100/[.A101]" office:value-type="float" office:value="26.69744" calcext:value-type="float">
            <text:p>26,7</text:p>
          </table:table-cell>
          <table:table-cell/>
          <table:table-cell table:style-name="ce8" table:formula="of:=[.L101]*100/[.A101]" office:value-type="float" office:value="31.87008" calcext:value-type="float">
            <text:p>31,9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159.86" calcext:value-type="float">
            <text:p>3159,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formula="of:=[.F102]*2" office:value-type="float" office:value="78" calcext:value-type="float">
            <text:p>78</text:p>
          </table:table-cell>
          <table:table-cell/>
          <table:table-cell office:value-type="float" office:value="659.865" calcext:value-type="float">
            <text:p>659,865</text:p>
          </table:table-cell>
          <table:table-cell/>
          <table:table-cell office:value-type="float" office:value="690.046" calcext:value-type="float">
            <text:p>690,046</text:p>
          </table:table-cell>
          <table:table-cell/>
          <table:table-cell table:style-name="ce8" table:formula="of:=[.J102]*100/[.A102]" office:value-type="float" office:value="26.3946" calcext:value-type="float">
            <text:p>26,4</text:p>
          </table:table-cell>
          <table:table-cell/>
          <table:table-cell table:style-name="ce8" table:formula="of:=[.L102]*100/[.A102]" office:value-type="float" office:value="27.60184" calcext:value-type="float">
            <text:p>27,6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219.13" calcext:value-type="float">
            <text:p>3219,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[.F103]*2" office:value-type="float" office:value="42" calcext:value-type="float">
            <text:p>42</text:p>
          </table:table-cell>
          <table:table-cell/>
          <table:table-cell office:value-type="float" office:value="719.129" calcext:value-type="float">
            <text:p>719,129</text:p>
          </table:table-cell>
          <table:table-cell/>
          <table:table-cell office:value-type="float" office:value="766.921" calcext:value-type="float">
            <text:p>766,921</text:p>
          </table:table-cell>
          <table:table-cell/>
          <table:table-cell table:style-name="ce8" table:formula="of:=[.J103]*100/[.A103]" office:value-type="float" office:value="28.76516" calcext:value-type="float">
            <text:p>28,8</text:p>
          </table:table-cell>
          <table:table-cell/>
          <table:table-cell table:style-name="ce8" table:formula="of:=[.L103]*100/[.A103]" office:value-type="float" office:value="30.67684" calcext:value-type="float">
            <text:p>30,7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81.37" calcext:value-type="float">
            <text:p>3281,4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[.F104]*2" office:value-type="float" office:value="52" calcext:value-type="float">
            <text:p>52</text:p>
          </table:table-cell>
          <table:table-cell/>
          <table:table-cell office:value-type="float" office:value="781.372" calcext:value-type="float">
            <text:p>781,372</text:p>
          </table:table-cell>
          <table:table-cell/>
          <table:table-cell office:value-type="float" office:value="802.29" calcext:value-type="float">
            <text:p>802,29</text:p>
          </table:table-cell>
          <table:table-cell/>
          <table:table-cell table:style-name="ce8" table:formula="of:=[.J104]*100/[.A104]" office:value-type="float" office:value="31.25488" calcext:value-type="float">
            <text:p>31,3</text:p>
          </table:table-cell>
          <table:table-cell/>
          <table:table-cell table:style-name="ce8" table:formula="of:=[.L104]*100/[.A104]" office:value-type="float" office:value="32.0916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334.94" calcext:value-type="float">
            <text:p>3334,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F105]*2" office:value-type="float" office:value="22" calcext:value-type="float">
            <text:p>22</text:p>
          </table:table-cell>
          <table:table-cell/>
          <table:table-cell office:value-type="float" office:value="834.938" calcext:value-type="float">
            <text:p>834,938</text:p>
          </table:table-cell>
          <table:table-cell/>
          <table:table-cell office:value-type="float" office:value="899.374" calcext:value-type="float">
            <text:p>899,374</text:p>
          </table:table-cell>
          <table:table-cell/>
          <table:table-cell table:style-name="ce8" table:formula="of:=[.J105]*100/[.A105]" office:value-type="float" office:value="33.39752" calcext:value-type="float">
            <text:p>33,4</text:p>
          </table:table-cell>
          <table:table-cell/>
          <table:table-cell table:style-name="ce8" table:formula="of:=[.L105]*100/[.A105]" office:value-type="float" office:value="35.97496" calcext:value-type="float">
            <text:p>36,0</text:p>
          </table:table-cell>
          <table:table-cell table:number-columns-repeated="100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F106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table:formula="of:=[.J106]*100/[.A106]" office:value-type="float" office:value="0" calcext:value-type="float">
            <text:p>0,0</text:p>
          </table:table-cell>
          <table:table-cell table:number-columns-repeated="1010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8T18:27:05.200441233</dc:date>
    <meta:editing-duration>PT31M14S</meta:editing-duration>
    <meta:editing-cycles>4</meta:editing-cycles>
    <meta:generator>LibreOffice/6.0.7.3$Linux_X86_64 LibreOffice_project/00m0$Build-3</meta:generator>
    <meta:document-statistic meta:table-count="1" meta:cell-count="95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533cm" svg:height="4.787cm" xlink:href=".." xlink:type="simple" chart:class="chart:bar" chart:style-name="ch1">
        <chart:title svg:x="1.619cm" svg:y="0.231cm" chart:style-name="ch2">
          <text:p>% detection id3 1000</text:p>
        </chart:title>
        <chart:legend chart:legend-position="end" svg:x="6.593cm" svg:y="2.094cm" style:legend-expansion="high" chart:style-name="ch3"/>
        <chart:plot-area chart:style-name="ch4" table:cell-range-address="markers_detected.S4:markers_detected.S4 markers_detected.B3:markers_detected.B17 markers_detected.D2:markers_detected.D2 markers_detected.H3:markers_detected.H17" chart:data-source-has-labels="both" svg:x="0.15cm" svg:y="1.105cm" svg:width="6.293cm" svg:height="3.587cm">
          <chartooo:coordinate-region svg:x="0.957cm" svg:y="1.284cm" svg:width="5.486cm" svg:height="2.522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H3:markers_detected.H17" chart:label-cell-address="markers_detected.D2:markers_detected.D2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markers_detected.D2:markers_detected.D2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H3:markers_detected.H17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97cm" svg:height="4.788cm" xlink:href=".." xlink:type="simple" chart:class="chart:bar" chart:style-name="ch1">
        <chart:title svg:x="1.925cm" svg:y="0.231cm" chart:style-name="ch2">
          <text:p>% error distance id3 1500</text:p>
        </chart:title>
        <chart:legend chart:legend-position="end" svg:x="5.696cm" svg:y="1.846cm" style:legend-expansion="high" chart:style-name="ch3"/>
        <chart:plot-area chart:style-name="ch4" table:cell-range-address="markers_detected.B3:markers_detected.B17 markers_detected.N1:markers_detected.N1 markers_detected.N33:markers_detected.N47 markers_detected.P1:markers_detected.P1 markers_detected.P33:markers_detected.P47" chart:data-source-has-labels="both" svg:x="0.181cm" svg:y="1.105cm" svg:width="5.334cm" svg:height="3.588cm">
          <chartooo:coordinate-region svg:x="1.093cm" svg:y="1.284cm" svg:width="4.422cm" svg:height="2.523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N33:markers_detected.N47" chart:label-cell-address="markers_detected.N1:markers_detected.N1" chart:class="chart:bar">
            <chart:data-point chart:repeated="15"/>
          </chart:series>
          <chart:series chart:style-name="ch9" chart:values-cell-range-address="markers_detected.P33:markers_detected.P47" chart:label-cell-address="markers_detected.P1:markers_detected.P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average (%)</text:p>
                <draw:g>
                  <svg:desc>markers_detected.N1:markers_detected.N1</svg:desc>
                </draw:g>
              </table:table-cell>
              <table:table-cell office:value-type="string">
                <text:p>error max (%)</text:p>
                <draw:g>
                  <svg:desc>markers_detected.P1:markers_detected.P1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N33:markers_detected.N47</svg:desc>
                </draw:g>
              </table:table-cell>
              <table:table-cell office:value-type="float" office:value="0">
                <text:p>0</text:p>
                <draw:g>
                  <svg:desc>markers_detected.P33:markers_detected.P47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25.7479333333333">
                <text:p>25.7479333333333</text:p>
              </table:table-cell>
              <table:table-cell office:value-type="float" office:value="27.2431333333333">
                <text:p>27.243133333333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2.1268">
                <text:p>22.1268</text:p>
              </table:table-cell>
              <table:table-cell office:value-type="float" office:value="23.4614">
                <text:p>23.461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9.5597333333333">
                <text:p>19.5597333333333</text:p>
              </table:table-cell>
              <table:table-cell office:value-type="float" office:value="21.3861333333333">
                <text:p>21.386133333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7.2608">
                <text:p>17.2608</text:p>
              </table:table-cell>
              <table:table-cell office:value-type="float" office:value="19.0976666666667">
                <text:p>19.097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.8375333333333">
                <text:p>16.8375333333333</text:p>
              </table:table-cell>
              <table:table-cell office:value-type="float" office:value="17.1862">
                <text:p>17.18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1984">
                <text:p>18.1984</text:p>
              </table:table-cell>
              <table:table-cell office:value-type="float" office:value="20.7609333333333">
                <text:p>20.7609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.6821333333333">
                <text:p>20.6821333333333</text:p>
              </table:table-cell>
              <table:table-cell office:value-type="float" office:value="21.0132">
                <text:p>21.01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.8147333333333">
                <text:p>21.8147333333333</text:p>
              </table:table-cell>
              <table:table-cell office:value-type="float" office:value="24.4383333333333">
                <text:p>24.438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.7701333333333">
                <text:p>25.7701333333333</text:p>
              </table:table-cell>
              <table:table-cell office:value-type="float" office:value="26.4066666666667">
                <text:p>26.4066666666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97cm" svg:height="4.788cm" xlink:href=".." xlink:type="simple" chart:class="chart:bar" chart:style-name="ch1">
        <chart:title svg:x="1.925cm" svg:y="0.231cm" chart:style-name="ch2">
          <text:p>% error distance id3 1750</text:p>
        </chart:title>
        <chart:legend chart:legend-position="end" svg:x="5.696cm" svg:y="1.846cm" style:legend-expansion="high" chart:style-name="ch3"/>
        <chart:plot-area chart:style-name="ch4" table:cell-range-address="markers_detected.B3:markers_detected.B17 markers_detected.N1:markers_detected.N1 markers_detected.N48:markers_detected.N62 markers_detected.P1:markers_detected.P1 markers_detected.P48:markers_detected.P62" chart:data-source-has-labels="both" svg:x="0.181cm" svg:y="1.105cm" svg:width="5.334cm" svg:height="3.588cm">
          <chartooo:coordinate-region svg:x="1.093cm" svg:y="1.284cm" svg:width="4.422cm" svg:height="2.522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N48:markers_detected.N62" chart:label-cell-address="markers_detected.N1:markers_detected.N1" chart:class="chart:bar">
            <chart:data-point chart:repeated="15"/>
          </chart:series>
          <chart:series chart:style-name="ch9" chart:values-cell-range-address="markers_detected.P48:markers_detected.P62" chart:label-cell-address="markers_detected.P1:markers_detected.P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average (%)</text:p>
                <draw:g>
                  <svg:desc>markers_detected.N1:markers_detected.N1</svg:desc>
                </draw:g>
              </table:table-cell>
              <table:table-cell office:value-type="string">
                <text:p>error max (%)</text:p>
                <draw:g>
                  <svg:desc>markers_detected.P1:markers_detected.P1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N48:markers_detected.N62</svg:desc>
                </draw:g>
              </table:table-cell>
              <table:table-cell office:value-type="float" office:value="0">
                <text:p>0</text:p>
                <draw:g>
                  <svg:desc>markers_detected.P48:markers_detected.P62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26.9281142857143">
                <text:p>26.9281142857143</text:p>
              </table:table-cell>
              <table:table-cell office:value-type="float" office:value="29.5806285714286">
                <text:p>29.580628571428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2.3703428571429">
                <text:p>22.3703428571429</text:p>
              </table:table-cell>
              <table:table-cell office:value-type="float" office:value="24.5105142857143">
                <text:p>24.5105142857143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1.4654857142857">
                <text:p>21.4654857142857</text:p>
              </table:table-cell>
              <table:table-cell office:value-type="float" office:value="22.0773142857143">
                <text:p>22.07731428571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9.2103428571429">
                <text:p>19.2103428571429</text:p>
              </table:table-cell>
              <table:table-cell office:value-type="float" office:value="21.6993714285714">
                <text:p>21.699371428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.1431428571429">
                <text:p>19.1431428571429</text:p>
              </table:table-cell>
              <table:table-cell office:value-type="float" office:value="21.7723428571429">
                <text:p>21.77234285714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4754857142857">
                <text:p>19.4754857142857</text:p>
              </table:table-cell>
              <table:table-cell office:value-type="float" office:value="21.9030285714286">
                <text:p>21.9030285714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1.7706857142857">
                <text:p>21.7706857142857</text:p>
              </table:table-cell>
              <table:table-cell office:value-type="float" office:value="27.9804571428571">
                <text:p>27.98045714285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.7394857142857">
                <text:p>24.7394857142857</text:p>
              </table:table-cell>
              <table:table-cell office:value-type="float" office:value="26.7576">
                <text:p>26.75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6.1344">
                <text:p>26.1344</text:p>
              </table:table-cell>
              <table:table-cell office:value-type="float" office:value="26.1344">
                <text:p>26.13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97cm" svg:height="4.788cm" xlink:href=".." xlink:type="simple" chart:class="chart:bar" chart:style-name="ch1">
        <chart:title svg:x="1.925cm" svg:y="0.231cm" chart:style-name="ch2">
          <text:p>% error distance id3 2000</text:p>
        </chart:title>
        <chart:legend chart:legend-position="end" svg:x="5.696cm" svg:y="1.846cm" style:legend-expansion="high" chart:style-name="ch3"/>
        <chart:plot-area chart:style-name="ch4" table:cell-range-address="markers_detected.B3:markers_detected.B17 markers_detected.N1:markers_detected.N1 markers_detected.N63:markers_detected.N74 markers_detected.P1:markers_detected.P1 markers_detected.P63:markers_detected.P74" chart:data-source-has-labels="both" svg:x="0.181cm" svg:y="1.105cm" svg:width="5.334cm" svg:height="3.588cm">
          <chartooo:coordinate-region svg:x="1.093cm" svg:y="1.284cm" svg:width="4.422cm" svg:height="2.522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N63:markers_detected.N74" chart:label-cell-address="markers_detected.N1:markers_detected.N1" chart:class="chart:bar">
            <chart:data-point chart:repeated="12"/>
          </chart:series>
          <chart:series chart:style-name="ch9" chart:values-cell-range-address="markers_detected.P63:markers_detected.P74" chart:label-cell-address="markers_detected.P1:markers_detected.P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average (%)</text:p>
                <draw:g>
                  <svg:desc>markers_detected.N1:markers_detected.N1</svg:desc>
                </draw:g>
              </table:table-cell>
              <table:table-cell office:value-type="string">
                <text:p>error max (%)</text:p>
                <draw:g>
                  <svg:desc>markers_detected.P1:markers_detected.P1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N63:markers_detected.N74</svg:desc>
                </draw:g>
              </table:table-cell>
              <table:table-cell office:value-type="float" office:value="0">
                <text:p>0</text:p>
                <draw:g>
                  <svg:desc>markers_detected.P63:markers_detected.P74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27.98085">
                <text:p>27.98085</text:p>
              </table:table-cell>
              <table:table-cell office:value-type="float" office:value="28.92575">
                <text:p>28.9257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4.6645">
                <text:p>24.6645</text:p>
              </table:table-cell>
              <table:table-cell office:value-type="float" office:value="26.3697">
                <text:p>26.3697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3.0991">
                <text:p>23.0991</text:p>
              </table:table-cell>
              <table:table-cell office:value-type="float" office:value="26.03415">
                <text:p>26.034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1.4514">
                <text:p>21.4514</text:p>
              </table:table-cell>
              <table:table-cell office:value-type="float" office:value="23.4615">
                <text:p>23.4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.978">
                <text:p>20.978</text:p>
              </table:table-cell>
              <table:table-cell office:value-type="float" office:value="23.22995">
                <text:p>23.229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72205">
                <text:p>20.72205</text:p>
              </table:table-cell>
              <table:table-cell office:value-type="float" office:value="23.3809">
                <text:p>23.380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.8688">
                <text:p>22.8688</text:p>
              </table:table-cell>
              <table:table-cell office:value-type="float" office:value="31.06305">
                <text:p>31.063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19175">
                <text:p>25.19175</text:p>
              </table:table-cell>
              <table:table-cell office:value-type="float" office:value="26.0832">
                <text:p>26.083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97cm" svg:height="4.788cm" xlink:href=".." xlink:type="simple" chart:class="chart:bar" chart:style-name="ch1">
        <chart:title svg:x="1.925cm" svg:y="0.231cm" chart:style-name="ch2">
          <text:p>% error distance id3 2250</text:p>
        </chart:title>
        <chart:legend chart:legend-position="end" svg:x="5.696cm" svg:y="1.846cm" style:legend-expansion="high" chart:style-name="ch3"/>
        <chart:plot-area chart:style-name="ch4" table:cell-range-address="markers_detected.B3:markers_detected.B17 markers_detected.N1:markers_detected.N1 markers_detected.N78:markers_detected.N92 markers_detected.P1:markers_detected.P1 markers_detected.P78:markers_detected.P92" chart:data-source-has-labels="both" svg:x="0.181cm" svg:y="1.105cm" svg:width="5.334cm" svg:height="3.588cm">
          <chartooo:coordinate-region svg:x="1.093cm" svg:y="1.284cm" svg:width="4.422cm" svg:height="2.522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N78:markers_detected.N92" chart:label-cell-address="markers_detected.N1:markers_detected.N1" chart:class="chart:bar">
            <chart:data-point chart:repeated="15"/>
          </chart:series>
          <chart:series chart:style-name="ch9" chart:values-cell-range-address="markers_detected.P78:markers_detected.P92" chart:label-cell-address="markers_detected.P1:markers_detected.P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average (%)</text:p>
                <draw:g>
                  <svg:desc>markers_detected.N1:markers_detected.N1</svg:desc>
                </draw:g>
              </table:table-cell>
              <table:table-cell office:value-type="string">
                <text:p>error max (%)</text:p>
                <draw:g>
                  <svg:desc>markers_detected.P1:markers_detected.P1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N78:markers_detected.N92</svg:desc>
                </draw:g>
              </table:table-cell>
              <table:table-cell office:value-type="float" office:value="0">
                <text:p>0</text:p>
                <draw:g>
                  <svg:desc>markers_detected.P78:markers_detected.P92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33.3052444444444">
                <text:p>33.3052444444444</text:p>
              </table:table-cell>
              <table:table-cell office:value-type="float" office:value="33.3052444444444">
                <text:p>33.305244444444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29.2618666666667">
                <text:p>29.2618666666667</text:p>
              </table:table-cell>
              <table:table-cell office:value-type="float" office:value="33.7621333333333">
                <text:p>33.7621333333333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26.3934222222222">
                <text:p>26.3934222222222</text:p>
              </table:table-cell>
              <table:table-cell office:value-type="float" office:value="30.2558666666667">
                <text:p>30.255866666666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3.8391111111111">
                <text:p>23.8391111111111</text:p>
              </table:table-cell>
              <table:table-cell office:value-type="float" office:value="26.8921333333333">
                <text:p>26.8921333333333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3.0802666666667">
                <text:p>23.0802666666667</text:p>
              </table:table-cell>
              <table:table-cell office:value-type="float" office:value="23.9099111111111">
                <text:p>23.90991111111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3.1956444444444">
                <text:p>23.1956444444444</text:p>
              </table:table-cell>
              <table:table-cell office:value-type="float" office:value="23.8797777777778">
                <text:p>23.87977777777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.7056">
                <text:p>25.7056</text:p>
              </table:table-cell>
              <table:table-cell office:value-type="float" office:value="29.0097333333333">
                <text:p>29.0097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3272">
                <text:p>26.3272</text:p>
              </table:table-cell>
              <table:table-cell office:value-type="float" office:value="27.0563111111111">
                <text:p>27.05631111111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.0307555555556">
                <text:p>26.0307555555556</text:p>
              </table:table-cell>
              <table:table-cell office:value-type="float" office:value="29.0849777777778">
                <text:p>29.08497777777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.2595111111111">
                <text:p>29.2595111111111</text:p>
              </table:table-cell>
              <table:table-cell office:value-type="float" office:value="32.3572444444444">
                <text:p>32.35724444444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3.0072">
                <text:p>33.0072</text:p>
              </table:table-cell>
              <table:table-cell office:value-type="float" office:value="33.0072">
                <text:p>33.00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97cm" svg:height="4.788cm" xlink:href=".." xlink:type="simple" chart:class="chart:bar" chart:style-name="ch1">
        <chart:title svg:x="1.925cm" svg:y="0.231cm" chart:style-name="ch2">
          <text:p>% error distance id3 2500</text:p>
        </chart:title>
        <chart:legend chart:legend-position="end" svg:x="5.696cm" svg:y="1.846cm" style:legend-expansion="high" chart:style-name="ch3"/>
        <chart:plot-area chart:style-name="ch4" table:cell-range-address="markers_detected.B3:markers_detected.B17 markers_detected.N1:markers_detected.N1 markers_detected.N92:markers_detected.N106 markers_detected.P1:markers_detected.P1 markers_detected.P92:markers_detected.P106" chart:data-source-has-labels="both" svg:x="0.181cm" svg:y="1.105cm" svg:width="5.334cm" svg:height="3.588cm">
          <chartooo:coordinate-region svg:x="1.093cm" svg:y="1.284cm" svg:width="4.422cm" svg:height="2.522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N92:markers_detected.N106" chart:label-cell-address="markers_detected.N1:markers_detected.N1" chart:class="chart:bar">
            <chart:data-point chart:repeated="15"/>
          </chart:series>
          <chart:series chart:style-name="ch9" chart:values-cell-range-address="markers_detected.P92:markers_detected.P106" chart:label-cell-address="markers_detected.P1:markers_detected.P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average (%)</text:p>
                <draw:g>
                  <svg:desc>markers_detected.N1:markers_detected.N1</svg:desc>
                </draw:g>
              </table:table-cell>
              <table:table-cell office:value-type="string">
                <text:p>error max (%)</text:p>
                <draw:g>
                  <svg:desc>markers_detected.P1:markers_detected.P1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N92:markers_detected.N106</svg:desc>
                </draw:g>
              </table:table-cell>
              <table:table-cell office:value-type="float" office:value="0">
                <text:p>0</text:p>
                <draw:g>
                  <svg:desc>markers_detected.P92:markers_detected.P106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36.69936">
                <text:p>36.69936</text:p>
              </table:table-cell>
              <table:table-cell office:value-type="float" office:value="36.69936">
                <text:p>36.69936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34.52404">
                <text:p>34.52404</text:p>
              </table:table-cell>
              <table:table-cell office:value-type="float" office:value="36.4344">
                <text:p>36.4344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30.34588">
                <text:p>30.34588</text:p>
              </table:table-cell>
              <table:table-cell office:value-type="float" office:value="31.34776">
                <text:p>31.3477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6.8438">
                <text:p>26.8438</text:p>
              </table:table-cell>
              <table:table-cell office:value-type="float" office:value="27.81528">
                <text:p>27.81528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6.76632">
                <text:p>26.76632</text:p>
              </table:table-cell>
              <table:table-cell office:value-type="float" office:value="30.06612">
                <text:p>30.066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4.25628">
                <text:p>24.25628</text:p>
              </table:table-cell>
              <table:table-cell office:value-type="float" office:value="31.77896">
                <text:p>31.778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.71556">
                <text:p>25.71556</text:p>
              </table:table-cell>
              <table:table-cell office:value-type="float" office:value="31.88164">
                <text:p>31.881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69744">
                <text:p>26.69744</text:p>
              </table:table-cell>
              <table:table-cell office:value-type="float" office:value="31.87008">
                <text:p>31.870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.3946">
                <text:p>26.3946</text:p>
              </table:table-cell>
              <table:table-cell office:value-type="float" office:value="27.60184">
                <text:p>27.601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.76516">
                <text:p>28.76516</text:p>
              </table:table-cell>
              <table:table-cell office:value-type="float" office:value="30.67684">
                <text:p>30.676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1.25488">
                <text:p>31.25488</text:p>
              </table:table-cell>
              <table:table-cell office:value-type="float" office:value="32.0916">
                <text:p>32.09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3.39752">
                <text:p>33.39752</text:p>
              </table:table-cell>
              <table:table-cell office:value-type="float" office:value="35.97496">
                <text:p>35.9749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533cm" svg:height="4.787cm" xlink:href=".." xlink:type="simple" chart:class="chart:bar" chart:style-name="ch1">
        <chart:title svg:x="1.619cm" svg:y="0.231cm" chart:style-name="ch2">
          <text:p>% detection id3 1250</text:p>
        </chart:title>
        <chart:legend chart:legend-position="end" svg:x="6.593cm" svg:y="2.094cm" style:legend-expansion="high" chart:style-name="ch3"/>
        <chart:plot-area chart:style-name="ch4" table:cell-range-address="markers_detected.B3:markers_detected.B17 markers_detected.D2:markers_detected.D2 markers_detected.H18:markers_detected.H32" chart:data-source-has-labels="both" svg:x="0.15cm" svg:y="1.105cm" svg:width="6.293cm" svg:height="3.587cm">
          <chartooo:coordinate-region svg:x="0.957cm" svg:y="1.284cm" svg:width="5.486cm" svg:height="2.522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H18:markers_detected.H32" chart:label-cell-address="markers_detected.D2:markers_detected.D2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markers_detected.D2:markers_detected.D2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H18:markers_detected.H32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533cm" svg:height="4.787cm" xlink:href=".." xlink:type="simple" chart:class="chart:bar" chart:style-name="ch1">
        <chart:title svg:x="1.619cm" svg:y="0.231cm" chart:style-name="ch2">
          <text:p>% detection id3 1500</text:p>
        </chart:title>
        <chart:legend chart:legend-position="end" svg:x="6.593cm" svg:y="2.094cm" style:legend-expansion="high" chart:style-name="ch3"/>
        <chart:plot-area chart:style-name="ch4" table:cell-range-address="markers_detected.B3:markers_detected.B17 markers_detected.D2:markers_detected.D2 markers_detected.H33:markers_detected.H47" chart:data-source-has-labels="both" svg:x="0.15cm" svg:y="1.105cm" svg:width="6.293cm" svg:height="3.587cm">
          <chartooo:coordinate-region svg:x="0.957cm" svg:y="1.284cm" svg:width="5.486cm" svg:height="2.522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H33:markers_detected.H47" chart:label-cell-address="markers_detected.D2:markers_detected.D2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markers_detected.D2:markers_detected.D2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H33:markers_detected.H47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533cm" svg:height="4.787cm" xlink:href=".." xlink:type="simple" chart:class="chart:bar" chart:style-name="ch1">
        <chart:title svg:x="1.619cm" svg:y="0.231cm" chart:style-name="ch2">
          <text:p>% detection id3 1750</text:p>
        </chart:title>
        <chart:legend chart:legend-position="end" svg:x="6.593cm" svg:y="2.094cm" style:legend-expansion="high" chart:style-name="ch3"/>
        <chart:plot-area chart:style-name="ch4" table:cell-range-address="markers_detected.B3:markers_detected.B17 markers_detected.D2:markers_detected.D2 markers_detected.H48:markers_detected.H62" chart:data-source-has-labels="both" svg:x="0.15cm" svg:y="1.105cm" svg:width="6.293cm" svg:height="3.587cm">
          <chartooo:coordinate-region svg:x="0.957cm" svg:y="1.284cm" svg:width="5.486cm" svg:height="2.522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H48:markers_detected.H62" chart:label-cell-address="markers_detected.D2:markers_detected.D2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markers_detected.D2:markers_detected.D2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H48:markers_detected.H62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533cm" svg:height="4.787cm" xlink:href=".." xlink:type="simple" chart:class="chart:bar" chart:style-name="ch1">
        <chart:title svg:x="1.619cm" svg:y="0.231cm" chart:style-name="ch2">
          <text:p>% detection id3 2000</text:p>
        </chart:title>
        <chart:legend chart:legend-position="end" svg:x="6.593cm" svg:y="2.094cm" style:legend-expansion="high" chart:style-name="ch3"/>
        <chart:plot-area chart:style-name="ch4" table:cell-range-address="markers_detected.B3:markers_detected.B17 markers_detected.D2:markers_detected.D2 markers_detected.H63:markers_detected.H77" chart:data-source-has-labels="both" svg:x="0.15cm" svg:y="1.105cm" svg:width="6.293cm" svg:height="3.587cm">
          <chartooo:coordinate-region svg:x="0.957cm" svg:y="1.284cm" svg:width="5.486cm" svg:height="2.522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H63:markers_detected.H77" chart:label-cell-address="markers_detected.D2:markers_detected.D2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markers_detected.D2:markers_detected.D2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H63:markers_detected.H77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533cm" svg:height="4.787cm" xlink:href=".." xlink:type="simple" chart:class="chart:bar" chart:style-name="ch1">
        <chart:title svg:x="1.619cm" svg:y="0.231cm" chart:style-name="ch2">
          <text:p>% detection id3 2250</text:p>
        </chart:title>
        <chart:legend chart:legend-position="end" svg:x="6.593cm" svg:y="2.094cm" style:legend-expansion="high" chart:style-name="ch3"/>
        <chart:plot-area chart:style-name="ch4" table:cell-range-address="markers_detected.B3:markers_detected.B17 markers_detected.D2:markers_detected.D2 markers_detected.H78:markers_detected.H91" chart:data-source-has-labels="both" svg:x="0.15cm" svg:y="1.105cm" svg:width="6.293cm" svg:height="3.587cm">
          <chartooo:coordinate-region svg:x="0.957cm" svg:y="1.284cm" svg:width="5.486cm" svg:height="2.522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H78:markers_detected.H91" chart:label-cell-address="markers_detected.D2:markers_detected.D2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markers_detected.D2:markers_detected.D2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H78:markers_detected.H91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533cm" svg:height="4.787cm" xlink:href=".." xlink:type="simple" chart:class="chart:bar" chart:style-name="ch1">
        <chart:title svg:x="1.619cm" svg:y="0.231cm" chart:style-name="ch2">
          <text:p>% detection id3 2500</text:p>
        </chart:title>
        <chart:legend chart:legend-position="end" svg:x="6.593cm" svg:y="2.094cm" style:legend-expansion="high" chart:style-name="ch3"/>
        <chart:plot-area chart:style-name="ch4" table:cell-range-address="markers_detected.B3:markers_detected.B17 markers_detected.D2:markers_detected.D2 markers_detected.H92:markers_detected.H106" chart:data-source-has-labels="both" svg:x="0.15cm" svg:y="1.105cm" svg:width="6.293cm" svg:height="3.587cm">
          <chartooo:coordinate-region svg:x="0.957cm" svg:y="1.284cm" svg:width="5.486cm" svg:height="2.522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H92:markers_detected.H106" chart:label-cell-address="markers_detected.D2:markers_detected.D2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markers_detected.D2:markers_detected.D2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H92:markers_detected.H106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97cm" svg:height="4.788cm" xlink:href=".." xlink:type="simple" chart:class="chart:bar" chart:style-name="ch1">
        <chart:title svg:x="1.925cm" svg:y="0.231cm" chart:style-name="ch2">
          <text:p>% error distance id3 1000</text:p>
        </chart:title>
        <chart:legend chart:legend-position="end" svg:x="5.696cm" svg:y="1.846cm" style:legend-expansion="high" chart:style-name="ch3"/>
        <chart:plot-area chart:style-name="ch4" table:cell-range-address="markers_detected.B3:markers_detected.B17 markers_detected.N1:markers_detected.N1 markers_detected.N3:markers_detected.N17 markers_detected.P1:markers_detected.P1 markers_detected.P3:markers_detected.P17" chart:data-source-has-labels="both" svg:x="0.181cm" svg:y="1.105cm" svg:width="5.334cm" svg:height="3.588cm">
          <chartooo:coordinate-region svg:x="1.093cm" svg:y="1.284cm" svg:width="4.422cm" svg:height="2.522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N3:markers_detected.N17" chart:label-cell-address="markers_detected.N1:markers_detected.N1" chart:class="chart:bar">
            <chart:data-point chart:repeated="15"/>
          </chart:series>
          <chart:series chart:style-name="ch9" chart:values-cell-range-address="markers_detected.P3:markers_detected.P17" chart:label-cell-address="markers_detected.P1:markers_detected.P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average (%)</text:p>
                <draw:g>
                  <svg:desc>markers_detected.N1:markers_detected.N1</svg:desc>
                </draw:g>
              </table:table-cell>
              <table:table-cell office:value-type="string">
                <text:p>error max (%)</text:p>
                <draw:g>
                  <svg:desc>markers_detected.P1:markers_detected.P1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N3:markers_detected.N17</svg:desc>
                </draw:g>
              </table:table-cell>
              <table:table-cell office:value-type="float" office:value="0">
                <text:p>0</text:p>
                <draw:g>
                  <svg:desc>markers_detected.P3:markers_detected.P17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8.165">
                <text:p>18.165</text:p>
              </table:table-cell>
              <table:table-cell office:value-type="float" office:value="18.2646">
                <text:p>18.2646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4.4869">
                <text:p>14.4869</text:p>
              </table:table-cell>
              <table:table-cell office:value-type="float" office:value="14.5229">
                <text:p>14.52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3.0754">
                <text:p>13.0754</text:p>
              </table:table-cell>
              <table:table-cell office:value-type="float" office:value="13.2267">
                <text:p>13.22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956">
                <text:p>11.956</text:p>
              </table:table-cell>
              <table:table-cell office:value-type="float" office:value="13.2251">
                <text:p>13.22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9716">
                <text:p>12.9716</text:p>
              </table:table-cell>
              <table:table-cell office:value-type="float" office:value="13.0715">
                <text:p>13.07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.9649">
                <text:p>13.9649</text:p>
              </table:table-cell>
              <table:table-cell office:value-type="float" office:value="14.1309">
                <text:p>14.13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3299">
                <text:p>17.3299</text:p>
              </table:table-cell>
              <table:table-cell office:value-type="float" office:value="17.414">
                <text:p>17.4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.067">
                <text:p>19.067</text:p>
              </table:table-cell>
              <table:table-cell office:value-type="float" office:value="19.2847">
                <text:p>19.28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97cm" svg:height="4.788cm" xlink:href=".." xlink:type="simple" chart:class="chart:bar" chart:style-name="ch1">
        <chart:title svg:x="1.925cm" svg:y="0.231cm" chart:style-name="ch2">
          <text:p>% error distance id3 1250</text:p>
        </chart:title>
        <chart:legend chart:legend-position="end" svg:x="5.696cm" svg:y="1.846cm" style:legend-expansion="high" chart:style-name="ch3"/>
        <chart:plot-area chart:style-name="ch4" table:cell-range-address="markers_detected.B3:markers_detected.B17 markers_detected.N1:markers_detected.N1 markers_detected.N18:markers_detected.N32 markers_detected.P1:markers_detected.P1 markers_detected.P18:markers_detected.P32" chart:data-source-has-labels="both" svg:x="0.181cm" svg:y="1.105cm" svg:width="5.334cm" svg:height="3.588cm">
          <chartooo:coordinate-region svg:x="1.093cm" svg:y="1.284cm" svg:width="4.422cm" svg:height="2.523cm"/>
          <chart:axis chart:dimension="x" chart:name="primary-x" chart:style-name="ch5" chartooo:axis-type="auto">
            <chartooo:date-scale/>
            <chart:categories table:cell-range-address="markers_detected.B3:markers_detected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N18:markers_detected.N32" chart:label-cell-address="markers_detected.N1:markers_detected.N1" chart:class="chart:bar">
            <chart:data-point chart:repeated="15"/>
          </chart:series>
          <chart:series chart:style-name="ch9" chart:values-cell-range-address="markers_detected.P18:markers_detected.P32" chart:label-cell-address="markers_detected.P1:markers_detected.P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average (%)</text:p>
                <draw:g>
                  <svg:desc>markers_detected.N1:markers_detected.N1</svg:desc>
                </draw:g>
              </table:table-cell>
              <table:table-cell office:value-type="string">
                <text:p>error max (%)</text:p>
                <draw:g>
                  <svg:desc>markers_detected.P1:markers_detected.P1</svg:desc>
                </draw:g>
              </table:table-cell>
            </table:table-row>
          </table:table-header-rows>
          <table:table-rows>
            <table:table-row>
              <table:table-cell office:value-type="float" office:value="-35">
                <text:p>-35</text:p>
                <draw:g>
                  <svg:desc>markers_detected.B3:markers_detected.B17</svg:desc>
                </draw:g>
              </table:table-cell>
              <table:table-cell office:value-type="float" office:value="0">
                <text:p>0</text:p>
                <draw:g>
                  <svg:desc>markers_detected.N18:markers_detected.N32</svg:desc>
                </draw:g>
              </table:table-cell>
              <table:table-cell office:value-type="float" office:value="0">
                <text:p>0</text:p>
                <draw:g>
                  <svg:desc>markers_detected.P18:markers_detected.P32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25.85824">
                <text:p>25.85824</text:p>
              </table:table-cell>
              <table:table-cell office:value-type="float" office:value="25.85824">
                <text:p>25.8582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1.9216">
                <text:p>21.9216</text:p>
              </table:table-cell>
              <table:table-cell office:value-type="float" office:value="23.37464">
                <text:p>23.3746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8.3516">
                <text:p>18.3516</text:p>
              </table:table-cell>
              <table:table-cell office:value-type="float" office:value="18.46368">
                <text:p>18.463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6.11784">
                <text:p>16.11784</text:p>
              </table:table-cell>
              <table:table-cell office:value-type="float" office:value="18.3136">
                <text:p>18.31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.60456">
                <text:p>16.60456</text:p>
              </table:table-cell>
              <table:table-cell office:value-type="float" office:value="16.8184">
                <text:p>16.81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54952">
                <text:p>16.54952</text:p>
              </table:table-cell>
              <table:table-cell office:value-type="float" office:value="16.68392">
                <text:p>16.683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.80384">
                <text:p>17.80384</text:p>
              </table:table-cell>
              <table:table-cell office:value-type="float" office:value="19.67192">
                <text:p>19.671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9504">
                <text:p>18.9504</text:p>
              </table:table-cell>
              <table:table-cell office:value-type="float" office:value="22.61432">
                <text:p>22.614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3.4168">
                <text:p>23.4168</text:p>
              </table:table-cell>
              <table:table-cell office:value-type="float" office:value="23.4168">
                <text:p>23.41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